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1) nome civil: Acir Marcos Gurgacz</text:p>
          </table:table-cell>
          <table:table-cell table:formula="of:=FIND(&quot;:&quot;;[.A3];1)" office:value-type="float" office:value="14" calcext:value-type="float">
            <text:p>14</text:p>
          </table:table-cell>
          <table:table-cell table:formula="of:=MID([.A3];[.B3]+2;900)" office:value-type="string" office:string-value="Acir Marcos Gurgacz" calcext:value-type="string">
            <text:p>Acir Marcos Gurgacz</text:p>
          </table:table-cell>
          <table:table-cell table:formula="of:=CONCATENATE(&quot;{&quot;&quot;nome&quot;&quot;: &quot;&quot;&quot;;[.C3];&quot;&quot;&quot;, &quot;&quot;email&quot;&quot;: &quot;&quot;&quot;;[.C4];&quot;&quot;&quot;, &quot;&quot;enviado&quot;&quot;: 0},&quot;)" office:value-type="string" office:string-value="{&quot;nome&quot;: &quot;Acir Marcos Gurgacz&quot;, &quot;email&quot;: &quot;acir@senador.leg.br&quot;, &quot;enviado&quot;: 0}," calcext:value-type="string">
            <text:p>{"nome": "Acir Marcos Gurgacz", "email": "aci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cir@senador.leg.br" xlink:type="simple">acir@senador.leg.br</text:a></text:p>
          </table:table-cell>
          <table:table-cell table:formula="of:=FIND(&quot;:&quot;;[.A4];1)" office:value-type="float" office:value="19" calcext:value-type="float">
            <text:p>19</text:p>
          </table:table-cell>
          <table:table-cell table:formula="of:=MID([.A4];[.B4]+2;900)" office:value-type="string" office:string-value="acir@senador.leg.br" calcext:value-type="string">
            <text:p>acir@senador.leg.br</text:p>
          </table:table-cell>
          <table:table-cell/>
        </table:table-row>
        <table:table-row table:style-name="ro2">
          <table:table-cell office:value-type="string" calcext:value-type="string">
            <text:p>2) nome civil: Aécio Neves da Cunha</text:p>
          </table:table-cell>
          <table:table-cell table:formula="of:=FIND(&quot;:&quot;;[.A5];1)" office:value-type="float" office:value="14" calcext:value-type="float">
            <text:p>14</text:p>
          </table:table-cell>
          <table:table-cell table:formula="of:=MID([.A5];[.B5]+2;900)" office:value-type="string" office:string-value="Aécio Neves da Cunha" calcext:value-type="string">
            <text:p>Aécio Neves da Cunha</text:p>
          </table:table-cell>
          <table:table-cell table:formula="of:=CONCATENATE(&quot;{&quot;&quot;nome&quot;&quot;: &quot;&quot;&quot;;[.C5];&quot;&quot;&quot;, &quot;&quot;email&quot;&quot;: &quot;&quot;&quot;;[.C6];&quot;&quot;&quot;, &quot;&quot;enviado&quot;&quot;: 0},&quot;)" office:value-type="string" office:string-value="{&quot;nome&quot;: &quot;Aécio Neves da Cunha&quot;, &quot;email&quot;: &quot;aecio.neves@senador.leg.br&quot;, &quot;enviado&quot;: 0}," calcext:value-type="string">
            <text:p>{"nome": "Aécio Neves da Cunha", "email": "aecio.nev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ecio.neves@senador.leg.br" xlink:type="simple">aecio.neves@senador.leg.br</text:a></text:p>
          </table:table-cell>
          <table:table-cell table:formula="of:=FIND(&quot;:&quot;;[.A6];1)" office:value-type="float" office:value="19" calcext:value-type="float">
            <text:p>19</text:p>
          </table:table-cell>
          <table:table-cell table:formula="of:=MID([.A6];[.B6]+2;900)" office:value-type="string" office:string-value="aecio.neves@senador.leg.br" calcext:value-type="string">
            <text:p>aecio.neves@senador.leg.br</text:p>
          </table:table-cell>
          <table:table-cell/>
        </table:table-row>
        <table:table-row table:style-name="ro2">
          <table:table-cell office:value-type="string" calcext:value-type="string">
            <text:p>3) nome civil: Aloysio Nunes Ferreira Filho</text:p>
          </table:table-cell>
          <table:table-cell table:formula="of:=FIND(&quot;:&quot;;[.A7];1)" office:value-type="float" office:value="14" calcext:value-type="float">
            <text:p>14</text:p>
          </table:table-cell>
          <table:table-cell table:formula="of:=MID([.A7];[.B7]+2;900)" office:value-type="string" office:string-value="Aloysio Nunes Ferreira Filho" calcext:value-type="string">
            <text:p>Aloysio Nunes Ferreira Filho</text:p>
          </table:table-cell>
          <table:table-cell table:formula="of:=CONCATENATE(&quot;{&quot;&quot;nome&quot;&quot;: &quot;&quot;&quot;;[.C7];&quot;&quot;&quot;, &quot;&quot;email&quot;&quot;: &quot;&quot;&quot;;[.C8];&quot;&quot;&quot;, &quot;&quot;enviado&quot;&quot;: 0},&quot;)" office:value-type="string" office:string-value="{&quot;nome&quot;: &quot;Aloysio Nunes Ferreira Filho&quot;, &quot;email&quot;: &quot;aloysionunes.ferreira@senador.leg.br&quot;, &quot;enviado&quot;: 0}," calcext:value-type="string">
            <text:p>{"nome": "Aloysio Nunes Ferreira Filho", "email": "aloysionunes.ferre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loysionunes.ferreira@senador.leg.br" xlink:type="simple">aloysionunes.ferreira@senador.leg.br</text:a></text:p>
          </table:table-cell>
          <table:table-cell table:formula="of:=FIND(&quot;:&quot;;[.A8];1)" office:value-type="float" office:value="19" calcext:value-type="float">
            <text:p>19</text:p>
          </table:table-cell>
          <table:table-cell table:formula="of:=MID([.A8];[.B8]+2;900)" office:value-type="string" office:string-value="aloysionunes.ferreira@senador.leg.br" calcext:value-type="string">
            <text:p>aloysionunes.ferreira@senador.leg.br</text:p>
          </table:table-cell>
          <table:table-cell/>
        </table:table-row>
        <table:table-row table:style-name="ro2">
          <table:table-cell office:value-type="string" calcext:value-type="string">
            <text:p>4) nome civil: Alvaro Fernandes Dias</text:p>
          </table:table-cell>
          <table:table-cell table:formula="of:=FIND(&quot;:&quot;;[.A9];1)" office:value-type="float" office:value="14" calcext:value-type="float">
            <text:p>14</text:p>
          </table:table-cell>
          <table:table-cell table:formula="of:=MID([.A9];[.B9]+2;900)" office:value-type="string" office:string-value="Alvaro Fernandes Dias" calcext:value-type="string">
            <text:p>Alvaro Fernandes Dias</text:p>
          </table:table-cell>
          <table:table-cell table:formula="of:=CONCATENATE(&quot;{&quot;&quot;nome&quot;&quot;: &quot;&quot;&quot;;[.C9];&quot;&quot;&quot;, &quot;&quot;email&quot;&quot;: &quot;&quot;&quot;;[.C10];&quot;&quot;&quot;, &quot;&quot;enviado&quot;&quot;: 0},&quot;)" office:value-type="string" office:string-value="{&quot;nome&quot;: &quot;Alvaro Fernandes Dias&quot;, &quot;email&quot;: &quot;alvarodias@senador.leg.br&quot;, &quot;enviado&quot;: 0}," calcext:value-type="string">
            <text:p>{"nome": "Alvaro Fernandes Dias", "email": "alvarodia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lvarodias@senador.leg.br" xlink:type="simple">alvarodias@senador.leg.br</text:a></text:p>
          </table:table-cell>
          <table:table-cell table:formula="of:=FIND(&quot;:&quot;;[.A10];1)" office:value-type="float" office:value="19" calcext:value-type="float">
            <text:p>19</text:p>
          </table:table-cell>
          <table:table-cell table:formula="of:=MID([.A10];[.B10]+2;900)" office:value-type="string" office:string-value="alvarodias@senador.leg.br" calcext:value-type="string">
            <text:p>alvarodias@senador.leg.br</text:p>
          </table:table-cell>
          <table:table-cell/>
        </table:table-row>
        <table:table-row table:style-name="ro2">
          <table:table-cell office:value-type="string" calcext:value-type="string">
            <text:p>5) nome civil: Ana Amélia de Lemos</text:p>
          </table:table-cell>
          <table:table-cell table:formula="of:=FIND(&quot;:&quot;;[.A11];1)" office:value-type="float" office:value="14" calcext:value-type="float">
            <text:p>14</text:p>
          </table:table-cell>
          <table:table-cell table:formula="of:=MID([.A11];[.B11]+2;900)" office:value-type="string" office:string-value="Ana Amélia de Lemos" calcext:value-type="string">
            <text:p>Ana Amélia de Lemos</text:p>
          </table:table-cell>
          <table:table-cell table:formula="of:=CONCATENATE(&quot;{&quot;&quot;nome&quot;&quot;: &quot;&quot;&quot;;[.C11];&quot;&quot;&quot;, &quot;&quot;email&quot;&quot;: &quot;&quot;&quot;;[.C12];&quot;&quot;&quot;, &quot;&quot;enviado&quot;&quot;: 0},&quot;)" office:value-type="string" office:string-value="{&quot;nome&quot;: &quot;Ana Amélia de Lemos&quot;, &quot;email&quot;: &quot;ana.amelia@senadora.leg.br&quot;, &quot;enviado&quot;: 0}," calcext:value-type="string">
            <text:p>{"nome": "Ana Amélia de Lemos", "email": "ana.ameli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na.amelia@senadora.leg.br" xlink:type="simple">ana.amelia@senadora.leg.br</text:a></text:p>
          </table:table-cell>
          <table:table-cell table:formula="of:=FIND(&quot;:&quot;;[.A12];1)" office:value-type="float" office:value="19" calcext:value-type="float">
            <text:p>19</text:p>
          </table:table-cell>
          <table:table-cell table:formula="of:=MID([.A12];[.B12]+2;900)" office:value-type="string" office:string-value="ana.amelia@senadora.leg.br" calcext:value-type="string">
            <text:p>ana.amelia@senadora.leg.br</text:p>
          </table:table-cell>
          <table:table-cell/>
        </table:table-row>
        <table:table-row table:style-name="ro2">
          <table:table-cell office:value-type="string" calcext:value-type="string">
            <text:p>6) nome civil: Angela Maria Gomes Portela</text:p>
          </table:table-cell>
          <table:table-cell table:formula="of:=FIND(&quot;:&quot;;[.A13];1)" office:value-type="float" office:value="14" calcext:value-type="float">
            <text:p>14</text:p>
          </table:table-cell>
          <table:table-cell table:formula="of:=MID([.A13];[.B13]+2;900)" office:value-type="string" office:string-value="Angela Maria Gomes Portela" calcext:value-type="string">
            <text:p>Angela Maria Gomes Portela</text:p>
          </table:table-cell>
          <table:table-cell table:formula="of:=CONCATENATE(&quot;{&quot;&quot;nome&quot;&quot;: &quot;&quot;&quot;;[.C13];&quot;&quot;&quot;, &quot;&quot;email&quot;&quot;: &quot;&quot;&quot;;[.C14];&quot;&quot;&quot;, &quot;&quot;enviado&quot;&quot;: 0},&quot;)" office:value-type="string" office:string-value="{&quot;nome&quot;: &quot;Angela Maria Gomes Portela&quot;, &quot;email&quot;: &quot;angela.portela@senadora.leg.br&quot;, &quot;enviado&quot;: 0}," calcext:value-type="string">
            <text:p>{"nome": "Angela Maria Gomes Portela", "email": "angela.portel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ngela.portela@senadora.leg.br" xlink:type="simple">angela.portela@senadora.leg.br</text:a></text:p>
          </table:table-cell>
          <table:table-cell table:formula="of:=FIND(&quot;:&quot;;[.A14];1)" office:value-type="float" office:value="19" calcext:value-type="float">
            <text:p>19</text:p>
          </table:table-cell>
          <table:table-cell table:formula="of:=MID([.A14];[.B14]+2;900)" office:value-type="string" office:string-value="angela.portela@senadora.leg.br" calcext:value-type="string">
            <text:p>angela.portela@senadora.leg.br</text:p>
          </table:table-cell>
          <table:table-cell/>
        </table:table-row>
        <table:table-row table:style-name="ro4">
          <table:table-cell office:value-type="string" calcext:value-type="string">
            <text:p>7) nome civil: Antonio Augusto Junho Anastasia</text:p>
          </table:table-cell>
          <table:table-cell table:formula="of:=FIND(&quot;:&quot;;[.A15];1)" office:value-type="float" office:value="14" calcext:value-type="float">
            <text:p>14</text:p>
          </table:table-cell>
          <table:table-cell table:formula="of:=MID([.A15];[.B15]+2;900)" office:value-type="string" office:string-value="Antonio Augusto Junho Anastasia" calcext:value-type="string">
            <text:p>Antonio Augusto Junho Anastasia</text:p>
          </table:table-cell>
          <table:table-cell table:formula="of:=CONCATENATE(&quot;{&quot;&quot;nome&quot;&quot;: &quot;&quot;&quot;;[.C15];&quot;&quot;&quot;, &quot;&quot;email&quot;&quot;: &quot;&quot;&quot;;[.C16];&quot;&quot;&quot;, &quot;&quot;enviado&quot;&quot;: 0},&quot;)" office:value-type="string" office:string-value="{&quot;nome&quot;: &quot;Antonio Augusto Junho Anastasia&quot;, &quot;email&quot;: &quot;antonio.anastasia@senador.leg.br&quot;, &quot;enviado&quot;: 0}," calcext:value-type="string">
            <text:p>{"nome": "Antonio Augusto Junho Anastasia", "email": "antonio.anastasi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ntonio.anastasia@senador.leg.br" xlink:type="simple">antonio.anastasia@senador.leg.br</text:a></text:p>
          </table:table-cell>
          <table:table-cell table:formula="of:=FIND(&quot;:&quot;;[.A16];1)" office:value-type="float" office:value="19" calcext:value-type="float">
            <text:p>19</text:p>
          </table:table-cell>
          <table:table-cell table:formula="of:=MID([.A16];[.B16]+2;900)" office:value-type="string" office:string-value="antonio.anastasia@senador.leg.br" calcext:value-type="string">
            <text:p>antonio.anastasia@senador.leg.br</text:p>
          </table:table-cell>
          <table:table-cell/>
        </table:table-row>
        <table:table-row table:style-name="ro2">
          <table:table-cell office:value-type="string" calcext:value-type="string">
            <text:p>8) nome civil: Antonio Carlos Valadares</text:p>
          </table:table-cell>
          <table:table-cell table:formula="of:=FIND(&quot;:&quot;;[.A17];1)" office:value-type="float" office:value="14" calcext:value-type="float">
            <text:p>14</text:p>
          </table:table-cell>
          <table:table-cell table:formula="of:=MID([.A17];[.B17]+2;900)" office:value-type="string" office:string-value="Antonio Carlos Valadares" calcext:value-type="string">
            <text:p>Antonio Carlos Valadares</text:p>
          </table:table-cell>
          <table:table-cell table:formula="of:=CONCATENATE(&quot;{&quot;&quot;nome&quot;&quot;: &quot;&quot;&quot;;[.C17];&quot;&quot;&quot;, &quot;&quot;email&quot;&quot;: &quot;&quot;&quot;;[.C18];&quot;&quot;&quot;, &quot;&quot;enviado&quot;&quot;: 0},&quot;)" office:value-type="string" office:string-value="{&quot;nome&quot;: &quot;Antonio Carlos Valadares&quot;, &quot;email&quot;: &quot;antonio.carlos.valadares@senador.leg.br&quot;, &quot;enviado&quot;: 0}," calcext:value-type="string">
            <text:p>{"nome": "Antonio Carlos Valadares", "email": "antonio.carlos.valadar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ntonio.carlos.valadares@senador.leg.br" xlink:type="simple">antonio.carlos.valadares@senador.leg.br</text:a></text:p>
          </table:table-cell>
          <table:table-cell table:formula="of:=FIND(&quot;:&quot;;[.A18];1)" office:value-type="float" office:value="19" calcext:value-type="float">
            <text:p>19</text:p>
          </table:table-cell>
          <table:table-cell table:formula="of:=MID([.A18];[.B18]+2;900)" office:value-type="string" office:string-value="antonio.carlos.valadares@senador.leg.br" calcext:value-type="string">
            <text:p>antonio.carlos.valadares@senador.leg.br</text:p>
          </table:table-cell>
          <table:table-cell/>
        </table:table-row>
        <table:table-row table:style-name="ro3">
          <table:table-cell office:value-type="string" calcext:value-type="string">
            <text:p>9) nome civil: Ataídes de Oliveira</text:p>
          </table:table-cell>
          <table:table-cell table:formula="of:=FIND(&quot;:&quot;;[.A19];1)" office:value-type="float" office:value="14" calcext:value-type="float">
            <text:p>14</text:p>
          </table:table-cell>
          <table:table-cell table:formula="of:=MID([.A19];[.B19]+2;900)" office:value-type="string" office:string-value="Ataídes de Oliveira" calcext:value-type="string">
            <text:p>Ataídes de Oliveira</text:p>
          </table:table-cell>
          <table:table-cell table:formula="of:=CONCATENATE(&quot;{&quot;&quot;nome&quot;&quot;: &quot;&quot;&quot;;[.C19];&quot;&quot;&quot;, &quot;&quot;email&quot;&quot;: &quot;&quot;&quot;;[.C20];&quot;&quot;&quot;, &quot;&quot;enviado&quot;&quot;: 0},&quot;)" office:value-type="string" office:string-value="{&quot;nome&quot;: &quot;Ataídes de Oliveira&quot;, &quot;email&quot;: &quot;ataides.oliveira@senador.leg.br&quot;, &quot;enviado&quot;: 0}," calcext:value-type="string">
            <text:p>{"nome": "Ataídes de Oliveira", "email": "ataides.olive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ataides.oliveira@senador.leg.br" xlink:type="simple">ataides.oliveira@senador.leg.br</text:a></text:p>
          </table:table-cell>
          <table:table-cell table:formula="of:=FIND(&quot;:&quot;;[.A20];1)" office:value-type="float" office:value="19" calcext:value-type="float">
            <text:p>19</text:p>
          </table:table-cell>
          <table:table-cell table:formula="of:=MID([.A20];[.B20]+2;900)" office:value-type="string" office:string-value="ataides.oliveira@senador.leg.br" calcext:value-type="string">
            <text:p>ataides.oliveira@senador.leg.br</text:p>
          </table:table-cell>
          <table:table-cell/>
        </table:table-row>
        <table:table-row table:style-name="ro3">
          <table:table-cell office:value-type="string" calcext:value-type="string">
            <text:p>10) nome civil: Benedito de Lira</text:p>
          </table:table-cell>
          <table:table-cell table:formula="of:=FIND(&quot;:&quot;;[.A21];1)" office:value-type="float" office:value="15" calcext:value-type="float">
            <text:p>15</text:p>
          </table:table-cell>
          <table:table-cell table:formula="of:=MID([.A21];[.B21]+2;900)" office:value-type="string" office:string-value="Benedito de Lira" calcext:value-type="string">
            <text:p>Benedito de Lira</text:p>
          </table:table-cell>
          <table:table-cell table:formula="of:=CONCATENATE(&quot;{&quot;&quot;nome&quot;&quot;: &quot;&quot;&quot;;[.C21];&quot;&quot;&quot;, &quot;&quot;email&quot;&quot;: &quot;&quot;&quot;;[.C22];&quot;&quot;&quot;, &quot;&quot;enviado&quot;&quot;: 0},&quot;)" office:value-type="string" office:string-value="{&quot;nome&quot;: &quot;Benedito de Lira&quot;, &quot;email&quot;: &quot;benedito.lira@senador.leg.br&quot;, &quot;enviado&quot;: 0}," calcext:value-type="string">
            <text:p>{"nome": "Benedito de Lira", "email": "benedito.l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benedito.lira@senador.leg.br" xlink:type="simple">benedito.lira@senador.leg.br</text:a></text:p>
          </table:table-cell>
          <table:table-cell table:formula="of:=FIND(&quot;:&quot;;[.A22];1)" office:value-type="float" office:value="19" calcext:value-type="float">
            <text:p>19</text:p>
          </table:table-cell>
          <table:table-cell table:formula="of:=MID([.A22];[.B22]+2;900)" office:value-type="string" office:string-value="benedito.lira@senador.leg.br" calcext:value-type="string">
            <text:p>benedito.lira@senador.leg.br</text:p>
          </table:table-cell>
          <table:table-cell/>
        </table:table-row>
        <table:table-row table:style-name="ro3">
          <table:table-cell office:value-type="string" calcext:value-type="string">
            <text:p>11) nome civil: Blairo Borges Maggi</text:p>
          </table:table-cell>
          <table:table-cell table:formula="of:=FIND(&quot;:&quot;;[.A23];1)" office:value-type="float" office:value="15" calcext:value-type="float">
            <text:p>15</text:p>
          </table:table-cell>
          <table:table-cell table:formula="of:=MID([.A23];[.B23]+2;900)" office:value-type="string" office:string-value="Blairo Borges Maggi" calcext:value-type="string">
            <text:p>Blairo Borges Maggi</text:p>
          </table:table-cell>
          <table:table-cell table:formula="of:=CONCATENATE(&quot;{&quot;&quot;nome&quot;&quot;: &quot;&quot;&quot;;[.C23];&quot;&quot;&quot;, &quot;&quot;email&quot;&quot;: &quot;&quot;&quot;;[.C24];&quot;&quot;&quot;, &quot;&quot;enviado&quot;&quot;: 0},&quot;)" office:value-type="string" office:string-value="{&quot;nome&quot;: &quot;Blairo Borges Maggi&quot;, &quot;email&quot;: &quot;blairo.maggi@senador.leg.br&quot;, &quot;enviado&quot;: 0}," calcext:value-type="string">
            <text:p>{"nome": "Blairo Borges Maggi", "email": "blairo.maggi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blairo.maggi@senador.leg.br" xlink:type="simple">blairo.maggi@senador.leg.br</text:a></text:p>
          </table:table-cell>
          <table:table-cell table:formula="of:=FIND(&quot;:&quot;;[.A24];1)" office:value-type="float" office:value="19" calcext:value-type="float">
            <text:p>19</text:p>
          </table:table-cell>
          <table:table-cell table:formula="of:=MID([.A24];[.B24]+2;900)" office:value-type="string" office:string-value="blairo.maggi@senador.leg.br" calcext:value-type="string">
            <text:p>blairo.maggi@senador.leg.br</text:p>
          </table:table-cell>
          <table:table-cell/>
        </table:table-row>
        <table:table-row table:style-name="ro2">
          <table:table-cell office:value-type="string" calcext:value-type="string">
            <text:p>12) nome civil: Cássio Rodrigues da Cunha Lima</text:p>
          </table:table-cell>
          <table:table-cell table:formula="of:=FIND(&quot;:&quot;;[.A25];1)" office:value-type="float" office:value="15" calcext:value-type="float">
            <text:p>15</text:p>
          </table:table-cell>
          <table:table-cell table:formula="of:=MID([.A25];[.B25]+2;900)" office:value-type="string" office:string-value="Cássio Rodrigues da Cunha Lima" calcext:value-type="string">
            <text:p>Cássio Rodrigues da Cunha Lima</text:p>
          </table:table-cell>
          <table:table-cell table:formula="of:=CONCATENATE(&quot;{&quot;&quot;nome&quot;&quot;: &quot;&quot;&quot;;[.C25];&quot;&quot;&quot;, &quot;&quot;email&quot;&quot;: &quot;&quot;&quot;;[.C26];&quot;&quot;&quot;, &quot;&quot;enviado&quot;&quot;: 0},&quot;)" office:value-type="string" office:string-value="{&quot;nome&quot;: &quot;Cássio Rodrigues da Cunha Lima&quot;, &quot;email&quot;: &quot;cassio.cunha.lima@senador.leg.br&quot;, &quot;enviado&quot;: 0}," calcext:value-type="string">
            <text:p>{"nome": "Cássio Rodrigues da Cunha Lima", "email": "cassio.cunha.lim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cassio.cunha.lima@senador.leg.br" xlink:type="simple">cassio.cunha.lima@senador.leg.br</text:a></text:p>
          </table:table-cell>
          <table:table-cell table:formula="of:=FIND(&quot;:&quot;;[.A26];1)" office:value-type="float" office:value="19" calcext:value-type="float">
            <text:p>19</text:p>
          </table:table-cell>
          <table:table-cell table:formula="of:=MID([.A26];[.B26]+2;900)" office:value-type="string" office:string-value="cassio.cunha.lima@senador.leg.br" calcext:value-type="string">
            <text:p>cassio.cunha.lima@senador.leg.br</text:p>
          </table:table-cell>
          <table:table-cell/>
        </table:table-row>
        <table:table-row table:style-name="ro2">
          <table:table-cell office:value-type="string" calcext:value-type="string">
            <text:p>13) nome civil: Ciro Nogueira Lima Filho</text:p>
          </table:table-cell>
          <table:table-cell table:formula="of:=FIND(&quot;:&quot;;[.A27];1)" office:value-type="float" office:value="15" calcext:value-type="float">
            <text:p>15</text:p>
          </table:table-cell>
          <table:table-cell table:formula="of:=MID([.A27];[.B27]+2;900)" office:value-type="string" office:string-value="Ciro Nogueira Lima Filho" calcext:value-type="string">
            <text:p>Ciro Nogueira Lima Filho</text:p>
          </table:table-cell>
          <table:table-cell table:formula="of:=CONCATENATE(&quot;{&quot;&quot;nome&quot;&quot;: &quot;&quot;&quot;;[.C27];&quot;&quot;&quot;, &quot;&quot;email&quot;&quot;: &quot;&quot;&quot;;[.C28];&quot;&quot;&quot;, &quot;&quot;enviado&quot;&quot;: 0},&quot;)" office:value-type="string" office:string-value="{&quot;nome&quot;: &quot;Ciro Nogueira Lima Filho&quot;, &quot;email&quot;: &quot;ciro.nogueira@senador.leg.br&quot;, &quot;enviado&quot;: 0}," calcext:value-type="string">
            <text:p>{"nome": "Ciro Nogueira Lima Filho", "email": "ciro.nogue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ciro.nogueira@senador.leg.br" xlink:type="simple">ciro.nogueira@senador.leg.br</text:a></text:p>
          </table:table-cell>
          <table:table-cell table:formula="of:=FIND(&quot;:&quot;;[.A28];1)" office:value-type="float" office:value="19" calcext:value-type="float">
            <text:p>19</text:p>
          </table:table-cell>
          <table:table-cell table:formula="of:=MID([.A28];[.B28]+2;900)" office:value-type="string" office:string-value="ciro.nogueira@senador.leg.br" calcext:value-type="string">
            <text:p>ciro.nogueira@senador.leg.br</text:p>
          </table:table-cell>
          <table:table-cell/>
        </table:table-row>
        <table:table-row table:style-name="ro4">
          <table:table-cell office:value-type="string" calcext:value-type="string">
            <text:p>14) nome civil: Cristovam Ricardo Cavalcanti Buarque</text:p>
          </table:table-cell>
          <table:table-cell table:formula="of:=FIND(&quot;:&quot;;[.A29];1)" office:value-type="float" office:value="15" calcext:value-type="float">
            <text:p>15</text:p>
          </table:table-cell>
          <table:table-cell table:formula="of:=MID([.A29];[.B29]+2;900)" office:value-type="string" office:string-value="Cristovam Ricardo Cavalcanti Buarque" calcext:value-type="string">
            <text:p>Cristovam Ricardo Cavalcanti Buarque</text:p>
          </table:table-cell>
          <table:table-cell table:formula="of:=CONCATENATE(&quot;{&quot;&quot;nome&quot;&quot;: &quot;&quot;&quot;;[.C29];&quot;&quot;&quot;, &quot;&quot;email&quot;&quot;: &quot;&quot;&quot;;[.C30];&quot;&quot;&quot;, &quot;&quot;enviado&quot;&quot;: 0},&quot;)" office:value-type="string" office:string-value="{&quot;nome&quot;: &quot;Cristovam Ricardo Cavalcanti Buarque&quot;, &quot;email&quot;: &quot;cristovam.buarque@senador.leg.br&quot;, &quot;enviado&quot;: 0}," calcext:value-type="string">
            <text:p>{"nome": "Cristovam Ricardo Cavalcanti Buarque", "email": "cristovam.buarque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cristovam.buarque@senador.leg.br" xlink:type="simple">cristovam.buarque@senador.leg.br</text:a></text:p>
          </table:table-cell>
          <table:table-cell table:formula="of:=FIND(&quot;:&quot;;[.A30];1)" office:value-type="float" office:value="19" calcext:value-type="float">
            <text:p>19</text:p>
          </table:table-cell>
          <table:table-cell table:formula="of:=MID([.A30];[.B30]+2;900)" office:value-type="string" office:string-value="cristovam.buarque@senador.leg.br" calcext:value-type="string">
            <text:p>cristovam.buarque@senador.leg.br</text:p>
          </table:table-cell>
          <table:table-cell/>
        </table:table-row>
        <table:table-row table:style-name="ro3">
          <table:table-cell office:value-type="string" calcext:value-type="string">
            <text:p>15) nome civil: Dalírio José Beber</text:p>
          </table:table-cell>
          <table:table-cell table:formula="of:=FIND(&quot;:&quot;;[.A31];1)" office:value-type="float" office:value="15" calcext:value-type="float">
            <text:p>15</text:p>
          </table:table-cell>
          <table:table-cell table:formula="of:=MID([.A31];[.B31]+2;900)" office:value-type="string" office:string-value="Dalírio José Beber" calcext:value-type="string">
            <text:p>Dalírio José Beber</text:p>
          </table:table-cell>
          <table:table-cell table:formula="of:=CONCATENATE(&quot;{&quot;&quot;nome&quot;&quot;: &quot;&quot;&quot;;[.C31];&quot;&quot;&quot;, &quot;&quot;email&quot;&quot;: &quot;&quot;&quot;;[.C32];&quot;&quot;&quot;, &quot;&quot;enviado&quot;&quot;: 0},&quot;)" office:value-type="string" office:string-value="{&quot;nome&quot;: &quot;Dalírio José Beber&quot;, &quot;email&quot;: &quot;dalirio.beber@senador.leg.br&quot;, &quot;enviado&quot;: 0}," calcext:value-type="string">
            <text:p>{"nome": "Dalírio José Beber", "email": "dalirio.bebe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alirio.beber@senador.leg.br" xlink:type="simple">dalirio.beber@senador.leg.br</text:a></text:p>
          </table:table-cell>
          <table:table-cell table:formula="of:=FIND(&quot;:&quot;;[.A32];1)" office:value-type="float" office:value="19" calcext:value-type="float">
            <text:p>19</text:p>
          </table:table-cell>
          <table:table-cell table:formula="of:=MID([.A32];[.B32]+2;900)" office:value-type="string" office:string-value="dalirio.beber@senador.leg.br" calcext:value-type="string">
            <text:p>dalirio.beber@senador.leg.br</text:p>
          </table:table-cell>
          <table:table-cell/>
        </table:table-row>
        <table:table-row table:style-name="ro4">
          <table:table-cell office:value-type="string" calcext:value-type="string">
            <text:p>16) nome civil: David Samuel Alcolumbre Tobelem</text:p>
          </table:table-cell>
          <table:table-cell table:formula="of:=FIND(&quot;:&quot;;[.A33];1)" office:value-type="float" office:value="15" calcext:value-type="float">
            <text:p>15</text:p>
          </table:table-cell>
          <table:table-cell table:formula="of:=MID([.A33];[.B33]+2;900)" office:value-type="string" office:string-value="David Samuel Alcolumbre Tobelem" calcext:value-type="string">
            <text:p>David Samuel Alcolumbre Tobelem</text:p>
          </table:table-cell>
          <table:table-cell table:formula="of:=CONCATENATE(&quot;{&quot;&quot;nome&quot;&quot;: &quot;&quot;&quot;;[.C33];&quot;&quot;&quot;, &quot;&quot;email&quot;&quot;: &quot;&quot;&quot;;[.C34];&quot;&quot;&quot;, &quot;&quot;enviado&quot;&quot;: 0},&quot;)" office:value-type="string" office:string-value="{&quot;nome&quot;: &quot;David Samuel Alcolumbre Tobelem&quot;, &quot;email&quot;: &quot;davi.alcolumbre@senador.leg.br&quot;, &quot;enviado&quot;: 0}," calcext:value-type="string">
            <text:p>{"nome": "David Samuel Alcolumbre Tobelem", "email": "davi.alcolumbre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avi.alcolumbre@senador.leg.br" xlink:type="simple">davi.alcolumbre@senador.leg.br</text:a></text:p>
          </table:table-cell>
          <table:table-cell table:formula="of:=FIND(&quot;:&quot;;[.A34];1)" office:value-type="float" office:value="19" calcext:value-type="float">
            <text:p>19</text:p>
          </table:table-cell>
          <table:table-cell table:formula="of:=MID([.A34];[.B34]+2;900)" office:value-type="string" office:string-value="davi.alcolumbre@senador.leg.br" calcext:value-type="string">
            <text:p>davi.alcolumbre@senador.leg.br</text:p>
          </table:table-cell>
          <table:table-cell/>
        </table:table-row>
        <table:table-row table:style-name="ro2">
          <table:table-cell office:value-type="string" calcext:value-type="string">
            <text:p>17) nome civil: Delcídio do Amaral Gomez</text:p>
          </table:table-cell>
          <table:table-cell table:formula="of:=FIND(&quot;:&quot;;[.A35];1)" office:value-type="float" office:value="15" calcext:value-type="float">
            <text:p>15</text:p>
          </table:table-cell>
          <table:table-cell table:formula="of:=MID([.A35];[.B35]+2;900)" office:value-type="string" office:string-value="Delcídio do Amaral Gomez" calcext:value-type="string">
            <text:p>Delcídio do Amaral Gomez</text:p>
          </table:table-cell>
          <table:table-cell table:formula="of:=CONCATENATE(&quot;{&quot;&quot;nome&quot;&quot;: &quot;&quot;&quot;;[.C35];&quot;&quot;&quot;, &quot;&quot;email&quot;&quot;: &quot;&quot;&quot;;[.C36];&quot;&quot;&quot;, &quot;&quot;enviado&quot;&quot;: 0},&quot;)" office:value-type="string" office:string-value="{&quot;nome&quot;: &quot;Delcídio do Amaral Gomez&quot;, &quot;email&quot;: &quot;delcidio.amaral@senador.leg.br&quot;, &quot;enviado&quot;: 0}," calcext:value-type="string">
            <text:p>{"nome": "Delcídio do Amaral Gomez", "email": "delcidio.amaral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elcidio.amaral@senador.leg.br" xlink:type="simple">delcidio.amaral@senador.leg.br</text:a></text:p>
          </table:table-cell>
          <table:table-cell table:formula="of:=FIND(&quot;:&quot;;[.A36];1)" office:value-type="float" office:value="19" calcext:value-type="float">
            <text:p>19</text:p>
          </table:table-cell>
          <table:table-cell table:formula="of:=MID([.A36];[.B36]+2;900)" office:value-type="string" office:string-value="delcidio.amaral@senador.leg.br" calcext:value-type="string">
            <text:p>delcidio.amaral@senador.leg.br</text:p>
          </table:table-cell>
          <table:table-cell/>
        </table:table-row>
        <table:table-row table:style-name="ro4">
          <table:table-cell office:value-type="string" calcext:value-type="string">
            <text:p>18) nome civil: Divino Donizeti Borges Nogueira</text:p>
          </table:table-cell>
          <table:table-cell table:formula="of:=FIND(&quot;:&quot;;[.A37];1)" office:value-type="float" office:value="15" calcext:value-type="float">
            <text:p>15</text:p>
          </table:table-cell>
          <table:table-cell table:formula="of:=MID([.A37];[.B37]+2;900)" office:value-type="string" office:string-value="Divino Donizeti Borges Nogueira" calcext:value-type="string">
            <text:p>Divino Donizeti Borges Nogueira</text:p>
          </table:table-cell>
          <table:table-cell table:formula="of:=CONCATENATE(&quot;{&quot;&quot;nome&quot;&quot;: &quot;&quot;&quot;;[.C37];&quot;&quot;&quot;, &quot;&quot;email&quot;&quot;: &quot;&quot;&quot;;[.C38];&quot;&quot;&quot;, &quot;&quot;enviado&quot;&quot;: 0},&quot;)" office:value-type="string" office:string-value="{&quot;nome&quot;: &quot;Divino Donizeti Borges Nogueira&quot;, &quot;email&quot;: &quot;donizeti.nogueira@senador.leg.br&quot;, &quot;enviado&quot;: 0}," calcext:value-type="string">
            <text:p>{"nome": "Divino Donizeti Borges Nogueira", "email": "donizeti.nogue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onizeti.nogueira@senador.leg.br" xlink:type="simple">donizeti.nogueira@senador.leg.br</text:a></text:p>
          </table:table-cell>
          <table:table-cell table:formula="of:=FIND(&quot;:&quot;;[.A38];1)" office:value-type="float" office:value="19" calcext:value-type="float">
            <text:p>19</text:p>
          </table:table-cell>
          <table:table-cell table:formula="of:=MID([.A38];[.B38]+2;900)" office:value-type="string" office:string-value="donizeti.nogueira@senador.leg.br" calcext:value-type="string">
            <text:p>donizeti.nogueira@senador.leg.br</text:p>
          </table:table-cell>
          <table:table-cell/>
        </table:table-row>
        <table:table-row table:style-name="ro2">
          <table:table-cell office:value-type="string" calcext:value-type="string">
            <text:p>19) nome civil: Douglas Mauricio Ramos Cintra</text:p>
          </table:table-cell>
          <table:table-cell table:formula="of:=FIND(&quot;:&quot;;[.A39];1)" office:value-type="float" office:value="15" calcext:value-type="float">
            <text:p>15</text:p>
          </table:table-cell>
          <table:table-cell table:formula="of:=MID([.A39];[.B39]+2;900)" office:value-type="string" office:string-value="Douglas Mauricio Ramos Cintra" calcext:value-type="string">
            <text:p>Douglas Mauricio Ramos Cintra</text:p>
          </table:table-cell>
          <table:table-cell table:formula="of:=CONCATENATE(&quot;{&quot;&quot;nome&quot;&quot;: &quot;&quot;&quot;;[.C39];&quot;&quot;&quot;, &quot;&quot;email&quot;&quot;: &quot;&quot;&quot;;[.C40];&quot;&quot;&quot;, &quot;&quot;enviado&quot;&quot;: 0},&quot;)" office:value-type="string" office:string-value="{&quot;nome&quot;: &quot;Douglas Mauricio Ramos Cintra&quot;, &quot;email&quot;: &quot;douglas.cintra@senador.leg.br&quot;, &quot;enviado&quot;: 0}," calcext:value-type="string">
            <text:p>{"nome": "Douglas Mauricio Ramos Cintra", "email": "douglas.cint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ouglas.cintra@senador.leg.br" xlink:type="simple">douglas.cintra@senador.leg.br</text:a></text:p>
          </table:table-cell>
          <table:table-cell table:formula="of:=FIND(&quot;:&quot;;[.A40];1)" office:value-type="float" office:value="19" calcext:value-type="float">
            <text:p>19</text:p>
          </table:table-cell>
          <table:table-cell table:formula="of:=MID([.A40];[.B40]+2;900)" office:value-type="string" office:string-value="douglas.cintra@senador.leg.br" calcext:value-type="string">
            <text:p>douglas.cintra@senador.leg.br</text:p>
          </table:table-cell>
          <table:table-cell/>
        </table:table-row>
        <table:table-row table:style-name="ro3">
          <table:table-cell office:value-type="string" calcext:value-type="string">
            <text:p>20) nome civil: Edison Lobão</text:p>
          </table:table-cell>
          <table:table-cell table:formula="of:=FIND(&quot;:&quot;;[.A41];1)" office:value-type="float" office:value="15" calcext:value-type="float">
            <text:p>15</text:p>
          </table:table-cell>
          <table:table-cell table:formula="of:=MID([.A41];[.B41]+2;900)" office:value-type="string" office:string-value="Edison Lobão" calcext:value-type="string">
            <text:p>Edison Lobão</text:p>
          </table:table-cell>
          <table:table-cell table:formula="of:=CONCATENATE(&quot;{&quot;&quot;nome&quot;&quot;: &quot;&quot;&quot;;[.C41];&quot;&quot;&quot;, &quot;&quot;email&quot;&quot;: &quot;&quot;&quot;;[.C42];&quot;&quot;&quot;, &quot;&quot;enviado&quot;&quot;: 0},&quot;)" office:value-type="string" office:string-value="{&quot;nome&quot;: &quot;Edison Lobão&quot;, &quot;email&quot;: &quot;edison.lobao@senador.leg.br&quot;, &quot;enviado&quot;: 0}," calcext:value-type="string">
            <text:p>{"nome": "Edison Lobão", "email": "edison.loba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edison.lobao@senador.leg.br" xlink:type="simple">edison.lobao@senador.leg.br</text:a></text:p>
          </table:table-cell>
          <table:table-cell table:formula="of:=FIND(&quot;:&quot;;[.A42];1)" office:value-type="float" office:value="19" calcext:value-type="float">
            <text:p>19</text:p>
          </table:table-cell>
          <table:table-cell table:formula="of:=MID([.A42];[.B42]+2;900)" office:value-type="string" office:string-value="edison.lobao@senador.leg.br" calcext:value-type="string">
            <text:p>edison.lobao@senador.leg.br</text:p>
          </table:table-cell>
          <table:table-cell/>
        </table:table-row>
        <table:table-row table:style-name="ro2">
          <table:table-cell office:value-type="string" calcext:value-type="string">
            <text:p>21) nome civil: Eduardo Alves do Amorim</text:p>
          </table:table-cell>
          <table:table-cell table:formula="of:=FIND(&quot;:&quot;;[.A43];1)" office:value-type="float" office:value="15" calcext:value-type="float">
            <text:p>15</text:p>
          </table:table-cell>
          <table:table-cell table:formula="of:=MID([.A43];[.B43]+2;900)" office:value-type="string" office:string-value="Eduardo Alves do Amorim" calcext:value-type="string">
            <text:p>Eduardo Alves do Amorim</text:p>
          </table:table-cell>
          <table:table-cell table:formula="of:=CONCATENATE(&quot;{&quot;&quot;nome&quot;&quot;: &quot;&quot;&quot;;[.C43];&quot;&quot;&quot;, &quot;&quot;email&quot;&quot;: &quot;&quot;&quot;;[.C44];&quot;&quot;&quot;, &quot;&quot;enviado&quot;&quot;: 0},&quot;)" office:value-type="string" office:string-value="{&quot;nome&quot;: &quot;Eduardo Alves do Amorim&quot;, &quot;email&quot;: &quot;eduardo.amorim@senador.leg.br&quot;, &quot;enviado&quot;: 0}," calcext:value-type="string">
            <text:p>{"nome": "Eduardo Alves do Amorim", "email": "eduardo.amorim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eduardo.amorim@senador.leg.br" xlink:type="simple">eduardo.amorim@senador.leg.br</text:a></text:p>
          </table:table-cell>
          <table:table-cell table:formula="of:=FIND(&quot;:&quot;;[.A44];1)" office:value-type="float" office:value="19" calcext:value-type="float">
            <text:p>19</text:p>
          </table:table-cell>
          <table:table-cell table:formula="of:=MID([.A44];[.B44]+2;900)" office:value-type="string" office:string-value="eduardo.amorim@senador.leg.br" calcext:value-type="string">
            <text:p>eduardo.amorim@senador.leg.br</text:p>
          </table:table-cell>
          <table:table-cell/>
        </table:table-row>
        <table:table-row table:style-name="ro2">
          <table:table-cell office:value-type="string" calcext:value-type="string">
            <text:p>22) nome civil: Elmano Férrer de Almeida</text:p>
          </table:table-cell>
          <table:table-cell table:formula="of:=FIND(&quot;:&quot;;[.A45];1)" office:value-type="float" office:value="15" calcext:value-type="float">
            <text:p>15</text:p>
          </table:table-cell>
          <table:table-cell table:formula="of:=MID([.A45];[.B45]+2;900)" office:value-type="string" office:string-value="Elmano Férrer de Almeida" calcext:value-type="string">
            <text:p>Elmano Férrer de Almeida</text:p>
          </table:table-cell>
          <table:table-cell table:formula="of:=CONCATENATE(&quot;{&quot;&quot;nome&quot;&quot;: &quot;&quot;&quot;;[.C45];&quot;&quot;&quot;, &quot;&quot;email&quot;&quot;: &quot;&quot;&quot;;[.C46];&quot;&quot;&quot;, &quot;&quot;enviado&quot;&quot;: 0},&quot;)" office:value-type="string" office:string-value="{&quot;nome&quot;: &quot;Elmano Férrer de Almeida&quot;, &quot;email&quot;: &quot;elmano.ferrer@senador.leg.br&quot;, &quot;enviado&quot;: 0}," calcext:value-type="string">
            <text:p>{"nome": "Elmano Férrer de Almeida", "email": "elmano.ferre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elmano.ferrer@senador.leg.br" xlink:type="simple">elmano.ferrer@senador.leg.br</text:a></text:p>
          </table:table-cell>
          <table:table-cell table:formula="of:=FIND(&quot;:&quot;;[.A46];1)" office:value-type="float" office:value="19" calcext:value-type="float">
            <text:p>19</text:p>
          </table:table-cell>
          <table:table-cell table:formula="of:=MID([.A46];[.B46]+2;900)" office:value-type="string" office:string-value="elmano.ferrer@senador.leg.br" calcext:value-type="string">
            <text:p>elmano.ferrer@senador.leg.br</text:p>
          </table:table-cell>
          <table:table-cell/>
        </table:table-row>
        <table:table-row table:style-name="ro2">
          <table:table-cell office:value-type="string" calcext:value-type="string">
            <text:p>23) nome civil: Eunício Lopes de Oliveira</text:p>
          </table:table-cell>
          <table:table-cell table:formula="of:=FIND(&quot;:&quot;;[.A47];1)" office:value-type="float" office:value="15" calcext:value-type="float">
            <text:p>15</text:p>
          </table:table-cell>
          <table:table-cell table:formula="of:=MID([.A47];[.B47]+2;900)" office:value-type="string" office:string-value="Eunício Lopes de Oliveira" calcext:value-type="string">
            <text:p>Eunício Lopes de Oliveira</text:p>
          </table:table-cell>
          <table:table-cell table:formula="of:=CONCATENATE(&quot;{&quot;&quot;nome&quot;&quot;: &quot;&quot;&quot;;[.C47];&quot;&quot;&quot;, &quot;&quot;email&quot;&quot;: &quot;&quot;&quot;;[.C48];&quot;&quot;&quot;, &quot;&quot;enviado&quot;&quot;: 0},&quot;)" office:value-type="string" office:string-value="{&quot;nome&quot;: &quot;Eunício Lopes de Oliveira&quot;, &quot;email&quot;: &quot;eunicio.oliveira@senador.leg.br&quot;, &quot;enviado&quot;: 0}," calcext:value-type="string">
            <text:p>{"nome": "Eunício Lopes de Oliveira", "email": "eunicio.olive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eunicio.oliveira@senador.leg.br" xlink:type="simple">eunicio.oliveira@senador.leg.br</text:a></text:p>
          </table:table-cell>
          <table:table-cell table:formula="of:=FIND(&quot;:&quot;;[.A48];1)" office:value-type="float" office:value="19" calcext:value-type="float">
            <text:p>19</text:p>
          </table:table-cell>
          <table:table-cell table:formula="of:=MID([.A48];[.B48]+2;900)" office:value-type="string" office:string-value="eunicio.oliveira@senador.leg.br" calcext:value-type="string">
            <text:p>eunicio.oliveira@senador.leg.br</text:p>
          </table:table-cell>
          <table:table-cell/>
        </table:table-row>
        <table:table-row table:style-name="ro3">
          <table:table-cell office:value-type="string" calcext:value-type="string">
            <text:p>24) nome civil: Maria de Fátima Bezerra</text:p>
          </table:table-cell>
          <table:table-cell table:formula="of:=FIND(&quot;:&quot;;[.A49];1)" office:value-type="float" office:value="15" calcext:value-type="float">
            <text:p>15</text:p>
          </table:table-cell>
          <table:table-cell table:formula="of:=MID([.A49];[.B49]+2;900)" office:value-type="string" office:string-value="Maria de Fátima Bezerra" calcext:value-type="string">
            <text:p>Maria de Fátima Bezerra</text:p>
          </table:table-cell>
          <table:table-cell table:formula="of:=CONCATENATE(&quot;{&quot;&quot;nome&quot;&quot;: &quot;&quot;&quot;;[.C49];&quot;&quot;&quot;, &quot;&quot;email&quot;&quot;: &quot;&quot;&quot;;[.C50];&quot;&quot;&quot;, &quot;&quot;enviado&quot;&quot;: 0},&quot;)" office:value-type="string" office:string-value="{&quot;nome&quot;: &quot;Maria de Fátima Bezerra&quot;, &quot;email&quot;: &quot;fatima.bezerra@senadora.leg.br&quot;, &quot;enviado&quot;: 0}," calcext:value-type="string">
            <text:p>{"nome": "Maria de Fátima Bezerra", "email": "fatima.bezerr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fatima.bezerra@senadora.leg.br" xlink:type="simple">fatima.bezerra@senadora.leg.br</text:a></text:p>
          </table:table-cell>
          <table:table-cell table:formula="of:=FIND(&quot;:&quot;;[.A50];1)" office:value-type="float" office:value="19" calcext:value-type="float">
            <text:p>19</text:p>
          </table:table-cell>
          <table:table-cell table:formula="of:=MID([.A50];[.B50]+2;900)" office:value-type="string" office:string-value="fatima.bezerra@senadora.leg.br" calcext:value-type="string">
            <text:p>fatima.bezerra@senadora.leg.br</text:p>
          </table:table-cell>
          <table:table-cell/>
        </table:table-row>
        <table:table-row table:style-name="ro2">
          <table:table-cell office:value-type="string" calcext:value-type="string">
            <text:p>25) nome civil: Fernando Bezerra de Souza Coelho</text:p>
          </table:table-cell>
          <table:table-cell table:formula="of:=FIND(&quot;:&quot;;[.A51];1)" office:value-type="float" office:value="15" calcext:value-type="float">
            <text:p>15</text:p>
          </table:table-cell>
          <table:table-cell table:formula="of:=MID([.A51];[.B51]+2;900)" office:value-type="string" office:string-value="Fernando Bezerra de Souza Coelho" calcext:value-type="string">
            <text:p>Fernando Bezerra de Souza Coelho</text:p>
          </table:table-cell>
          <table:table-cell table:formula="of:=CONCATENATE(&quot;{&quot;&quot;nome&quot;&quot;: &quot;&quot;&quot;;[.C51];&quot;&quot;&quot;, &quot;&quot;email&quot;&quot;: &quot;&quot;&quot;;[.C52];&quot;&quot;&quot;, &quot;&quot;enviado&quot;&quot;: 0},&quot;)" office:value-type="string" office:string-value="{&quot;nome&quot;: &quot;Fernando Bezerra de Souza Coelho&quot;, &quot;email&quot;: &quot;fernandobezerracoelho@senador.leg.br&quot;, &quot;enviado&quot;: 0}," calcext:value-type="string">
            <text:p>{"nome": "Fernando Bezerra de Souza Coelho", "email": "fernandobezerracoelh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fernandobezerracoelho@senador.leg.br" xlink:type="simple">fernandobezerracoelho@senador.leg.br</text:a></text:p>
          </table:table-cell>
          <table:table-cell table:formula="of:=FIND(&quot;:&quot;;[.A52];1)" office:value-type="float" office:value="19" calcext:value-type="float">
            <text:p>19</text:p>
          </table:table-cell>
          <table:table-cell table:formula="of:=MID([.A52];[.B52]+2;900)" office:value-type="string" office:string-value="fernandobezerracoelho@senador.leg.br" calcext:value-type="string">
            <text:p>fernandobezerracoelho@senador.leg.br</text:p>
          </table:table-cell>
          <table:table-cell/>
        </table:table-row>
        <table:table-row table:style-name="ro4">
          <table:table-cell office:value-type="string" calcext:value-type="string">
            <text:p>26) nome civil: Fernando Affonso Collor de Mello</text:p>
          </table:table-cell>
          <table:table-cell table:formula="of:=FIND(&quot;:&quot;;[.A53];1)" office:value-type="float" office:value="15" calcext:value-type="float">
            <text:p>15</text:p>
          </table:table-cell>
          <table:table-cell table:formula="of:=MID([.A53];[.B53]+2;900)" office:value-type="string" office:string-value="Fernando Affonso Collor de Mello" calcext:value-type="string">
            <text:p>Fernando Affonso Collor de Mello</text:p>
          </table:table-cell>
          <table:table-cell table:formula="of:=CONCATENATE(&quot;{&quot;&quot;nome&quot;&quot;: &quot;&quot;&quot;;[.C53];&quot;&quot;&quot;, &quot;&quot;email&quot;&quot;: &quot;&quot;&quot;;[.C54];&quot;&quot;&quot;, &quot;&quot;enviado&quot;&quot;: 0},&quot;)" office:value-type="string" office:string-value="{&quot;nome&quot;: &quot;Fernando Affonso Collor de Mello&quot;, &quot;email&quot;: &quot;fernando.collor@senador.leg.br&quot;, &quot;enviado&quot;: 0}," calcext:value-type="string">
            <text:p>{"nome": "Fernando Affonso Collor de Mello", "email": "fernando.collo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fernando.collor@senador.leg.br" xlink:type="simple">fernando.collor@senador.leg.br</text:a></text:p>
          </table:table-cell>
          <table:table-cell table:formula="of:=FIND(&quot;:&quot;;[.A54];1)" office:value-type="float" office:value="19" calcext:value-type="float">
            <text:p>19</text:p>
          </table:table-cell>
          <table:table-cell table:formula="of:=MID([.A54];[.B54]+2;900)" office:value-type="string" office:string-value="fernando.collor@senador.leg.br" calcext:value-type="string">
            <text:p>fernando.collor@senador.leg.br</text:p>
          </table:table-cell>
          <table:table-cell/>
        </table:table-row>
        <table:table-row table:style-name="ro2">
          <table:table-cell office:value-type="string" calcext:value-type="string">
            <text:p>27) nome civil: Fernando de Souza Flexa Ribeiro</text:p>
          </table:table-cell>
          <table:table-cell table:formula="of:=FIND(&quot;:&quot;;[.A55];1)" office:value-type="float" office:value="15" calcext:value-type="float">
            <text:p>15</text:p>
          </table:table-cell>
          <table:table-cell table:formula="of:=MID([.A55];[.B55]+2;900)" office:value-type="string" office:string-value="Fernando de Souza Flexa Ribeiro" calcext:value-type="string">
            <text:p>Fernando de Souza Flexa Ribeiro</text:p>
          </table:table-cell>
          <table:table-cell table:formula="of:=CONCATENATE(&quot;{&quot;&quot;nome&quot;&quot;: &quot;&quot;&quot;;[.C55];&quot;&quot;&quot;, &quot;&quot;email&quot;&quot;: &quot;&quot;&quot;;[.C56];&quot;&quot;&quot;, &quot;&quot;enviado&quot;&quot;: 0},&quot;)" office:value-type="string" office:string-value="{&quot;nome&quot;: &quot;Fernando de Souza Flexa Ribeiro&quot;, &quot;email&quot;: &quot;flexa.ribeiro@senador.leg.br&quot;, &quot;enviado&quot;: 0}," calcext:value-type="string">
            <text:p>{"nome": "Fernando de Souza Flexa Ribeiro", "email": "flexa.ribeir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flexa.ribeiro@senador.leg.br" xlink:type="simple">flexa.ribeiro@senador.leg.br</text:a></text:p>
          </table:table-cell>
          <table:table-cell table:formula="of:=FIND(&quot;:&quot;;[.A56];1)" office:value-type="float" office:value="19" calcext:value-type="float">
            <text:p>19</text:p>
          </table:table-cell>
          <table:table-cell table:formula="of:=MID([.A56];[.B56]+2;900)" office:value-type="string" office:string-value="flexa.ribeiro@senador.leg.br" calcext:value-type="string">
            <text:p>flexa.ribeiro@senador.leg.br</text:p>
          </table:table-cell>
          <table:table-cell/>
        </table:table-row>
        <table:table-row table:style-name="ro3">
          <table:table-cell office:value-type="string" calcext:value-type="string">
            <text:p>28) nome civil: Garibaldi Alves Filho</text:p>
          </table:table-cell>
          <table:table-cell table:formula="of:=FIND(&quot;:&quot;;[.A57];1)" office:value-type="float" office:value="15" calcext:value-type="float">
            <text:p>15</text:p>
          </table:table-cell>
          <table:table-cell table:formula="of:=MID([.A57];[.B57]+2;900)" office:value-type="string" office:string-value="Garibaldi Alves Filho" calcext:value-type="string">
            <text:p>Garibaldi Alves Filho</text:p>
          </table:table-cell>
          <table:table-cell table:formula="of:=CONCATENATE(&quot;{&quot;&quot;nome&quot;&quot;: &quot;&quot;&quot;;[.C57];&quot;&quot;&quot;, &quot;&quot;email&quot;&quot;: &quot;&quot;&quot;;[.C58];&quot;&quot;&quot;, &quot;&quot;enviado&quot;&quot;: 0},&quot;)" office:value-type="string" office:string-value="{&quot;nome&quot;: &quot;Garibaldi Alves Filho&quot;, &quot;email&quot;: &quot;garibaldi.alves@senador.leg.br&quot;, &quot;enviado&quot;: 0}," calcext:value-type="string">
            <text:p>{"nome": "Garibaldi Alves Filho", "email": "garibaldi.alv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garibaldi.alves@senador.leg.br" xlink:type="simple">garibaldi.alves@senador.leg.br</text:a></text:p>
          </table:table-cell>
          <table:table-cell table:formula="of:=FIND(&quot;:&quot;;[.A58];1)" office:value-type="float" office:value="19" calcext:value-type="float">
            <text:p>19</text:p>
          </table:table-cell>
          <table:table-cell table:formula="of:=MID([.A58];[.B58]+2;900)" office:value-type="string" office:string-value="garibaldi.alves@senador.leg.br" calcext:value-type="string">
            <text:p>garibaldi.alves@senador.leg.br</text:p>
          </table:table-cell>
          <table:table-cell/>
        </table:table-row>
        <table:table-row table:style-name="ro2">
          <table:table-cell office:value-type="string" calcext:value-type="string">
            <text:p>29) nome civil: Gladson de Lima Cameli</text:p>
          </table:table-cell>
          <table:table-cell table:formula="of:=FIND(&quot;:&quot;;[.A59];1)" office:value-type="float" office:value="15" calcext:value-type="float">
            <text:p>15</text:p>
          </table:table-cell>
          <table:table-cell table:formula="of:=MID([.A59];[.B59]+2;900)" office:value-type="string" office:string-value="Gladson de Lima Cameli" calcext:value-type="string">
            <text:p>Gladson de Lima Cameli</text:p>
          </table:table-cell>
          <table:table-cell table:formula="of:=CONCATENATE(&quot;{&quot;&quot;nome&quot;&quot;: &quot;&quot;&quot;;[.C59];&quot;&quot;&quot;, &quot;&quot;email&quot;&quot;: &quot;&quot;&quot;;[.C60];&quot;&quot;&quot;, &quot;&quot;enviado&quot;&quot;: 0},&quot;)" office:value-type="string" office:string-value="{&quot;nome&quot;: &quot;Gladson de Lima Cameli&quot;, &quot;email&quot;: &quot;gladson.cameli@senador.leg.br&quot;, &quot;enviado&quot;: 0}," calcext:value-type="string">
            <text:p>{"nome": "Gladson de Lima Cameli", "email": "gladson.cameli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gladson.cameli@senador.leg.br" xlink:type="simple">gladson.cameli@senador.leg.br</text:a></text:p>
          </table:table-cell>
          <table:table-cell table:formula="of:=FIND(&quot;:&quot;;[.A60];1)" office:value-type="float" office:value="19" calcext:value-type="float">
            <text:p>19</text:p>
          </table:table-cell>
          <table:table-cell table:formula="of:=MID([.A60];[.B60]+2;900)" office:value-type="string" office:string-value="gladson.cameli@senador.leg.br" calcext:value-type="string">
            <text:p>gladson.cameli@senador.leg.br</text:p>
          </table:table-cell>
          <table:table-cell/>
        </table:table-row>
        <table:table-row table:style-name="ro2">
          <table:table-cell office:value-type="string" calcext:value-type="string">
            <text:p>30) nome civil: Gleisi Helena Hoffmann</text:p>
          </table:table-cell>
          <table:table-cell table:formula="of:=FIND(&quot;:&quot;;[.A61];1)" office:value-type="float" office:value="15" calcext:value-type="float">
            <text:p>15</text:p>
          </table:table-cell>
          <table:table-cell table:formula="of:=MID([.A61];[.B61]+2;900)" office:value-type="string" office:string-value="Gleisi Helena Hoffmann" calcext:value-type="string">
            <text:p>Gleisi Helena Hoffmann</text:p>
          </table:table-cell>
          <table:table-cell table:formula="of:=CONCATENATE(&quot;{&quot;&quot;nome&quot;&quot;: &quot;&quot;&quot;;[.C61];&quot;&quot;&quot;, &quot;&quot;email&quot;&quot;: &quot;&quot;&quot;;[.C62];&quot;&quot;&quot;, &quot;&quot;enviado&quot;&quot;: 0},&quot;)" office:value-type="string" office:string-value="{&quot;nome&quot;: &quot;Gleisi Helena Hoffmann&quot;, &quot;email&quot;: &quot;gleisi@senadora.leg.br&quot;, &quot;enviado&quot;: 0}," calcext:value-type="string">
            <text:p>{"nome": "Gleisi Helena Hoffmann", "email": "gleisi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gleisi@senadora.leg.br" xlink:type="simple">gleisi@senadora.leg.br</text:a></text:p>
          </table:table-cell>
          <table:table-cell table:formula="of:=FIND(&quot;:&quot;;[.A62];1)" office:value-type="float" office:value="19" calcext:value-type="float">
            <text:p>19</text:p>
          </table:table-cell>
          <table:table-cell table:formula="of:=MID([.A62];[.B62]+2;900)" office:value-type="string" office:string-value="gleisi@senadora.leg.br" calcext:value-type="string">
            <text:p>gleisi@senadora.leg.br</text:p>
          </table:table-cell>
          <table:table-cell/>
        </table:table-row>
        <table:table-row table:style-name="ro2">
          <table:table-cell office:value-type="string" calcext:value-type="string">
            <text:p>31) nome civil: Hélio José da Silva Lima</text:p>
          </table:table-cell>
          <table:table-cell table:formula="of:=FIND(&quot;:&quot;;[.A63];1)" office:value-type="float" office:value="15" calcext:value-type="float">
            <text:p>15</text:p>
          </table:table-cell>
          <table:table-cell table:formula="of:=MID([.A63];[.B63]+2;900)" office:value-type="string" office:string-value="Hélio José da Silva Lima" calcext:value-type="string">
            <text:p>Hélio José da Silva Lima</text:p>
          </table:table-cell>
          <table:table-cell table:formula="of:=CONCATENATE(&quot;{&quot;&quot;nome&quot;&quot;: &quot;&quot;&quot;;[.C63];&quot;&quot;&quot;, &quot;&quot;email&quot;&quot;: &quot;&quot;&quot;;[.C64];&quot;&quot;&quot;, &quot;&quot;enviado&quot;&quot;: 0},&quot;)" office:value-type="string" office:string-value="{&quot;nome&quot;: &quot;Hélio José da Silva Lima&quot;, &quot;email&quot;: &quot;heliojose@senador.leg.br&quot;, &quot;enviado&quot;: 0}," calcext:value-type="string">
            <text:p>{"nome": "Hélio José da Silva Lima", "email": "heliojose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heliojose@senador.leg.br" xlink:type="simple">heliojose@senador.leg.br</text:a></text:p>
          </table:table-cell>
          <table:table-cell table:formula="of:=FIND(&quot;:&quot;;[.A64];1)" office:value-type="float" office:value="19" calcext:value-type="float">
            <text:p>19</text:p>
          </table:table-cell>
          <table:table-cell table:formula="of:=MID([.A64];[.B64]+2;900)" office:value-type="string" office:string-value="heliojose@senador.leg.br" calcext:value-type="string">
            <text:p>heliojose@senador.leg.br</text:p>
          </table:table-cell>
          <table:table-cell/>
        </table:table-row>
        <table:table-row table:style-name="ro2">
          <table:table-cell office:value-type="string" calcext:value-type="string">
            <text:p>32) nome civil: Humberto Sérgio Costa Lima</text:p>
          </table:table-cell>
          <table:table-cell table:formula="of:=FIND(&quot;:&quot;;[.A65];1)" office:value-type="float" office:value="15" calcext:value-type="float">
            <text:p>15</text:p>
          </table:table-cell>
          <table:table-cell table:formula="of:=MID([.A65];[.B65]+2;900)" office:value-type="string" office:string-value="Humberto Sérgio Costa Lima" calcext:value-type="string">
            <text:p>Humberto Sérgio Costa Lima</text:p>
          </table:table-cell>
          <table:table-cell table:formula="of:=CONCATENATE(&quot;{&quot;&quot;nome&quot;&quot;: &quot;&quot;&quot;;[.C65];&quot;&quot;&quot;, &quot;&quot;email&quot;&quot;: &quot;&quot;&quot;;[.C66];&quot;&quot;&quot;, &quot;&quot;enviado&quot;&quot;: 0},&quot;)" office:value-type="string" office:string-value="{&quot;nome&quot;: &quot;Humberto Sérgio Costa Lima&quot;, &quot;email&quot;: &quot;humberto.costa@senador.leg.br&quot;, &quot;enviado&quot;: 0}," calcext:value-type="string">
            <text:p>{"nome": "Humberto Sérgio Costa Lima", "email": "humberto.cost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humberto.costa@senador.leg.br" xlink:type="simple">humberto.costa@senador.leg.br</text:a></text:p>
          </table:table-cell>
          <table:table-cell table:formula="of:=FIND(&quot;:&quot;;[.A66];1)" office:value-type="float" office:value="19" calcext:value-type="float">
            <text:p>19</text:p>
          </table:table-cell>
          <table:table-cell table:formula="of:=MID([.A66];[.B66]+2;900)" office:value-type="string" office:string-value="humberto.costa@senador.leg.br" calcext:value-type="string">
            <text:p>humberto.costa@senador.leg.br</text:p>
          </table:table-cell>
          <table:table-cell/>
        </table:table-row>
        <table:table-row table:style-name="ro2">
          <table:table-cell office:value-type="string" calcext:value-type="string">
            <text:p>33) nome civil: Ivo Narciso Cassol</text:p>
          </table:table-cell>
          <table:table-cell table:formula="of:=FIND(&quot;:&quot;;[.A67];1)" office:value-type="float" office:value="15" calcext:value-type="float">
            <text:p>15</text:p>
          </table:table-cell>
          <table:table-cell table:formula="of:=MID([.A67];[.B67]+2;900)" office:value-type="string" office:string-value="Ivo Narciso Cassol" calcext:value-type="string">
            <text:p>Ivo Narciso Cassol</text:p>
          </table:table-cell>
          <table:table-cell table:formula="of:=CONCATENATE(&quot;{&quot;&quot;nome&quot;&quot;: &quot;&quot;&quot;;[.C67];&quot;&quot;&quot;, &quot;&quot;email&quot;&quot;: &quot;&quot;&quot;;[.C68];&quot;&quot;&quot;, &quot;&quot;enviado&quot;&quot;: 0},&quot;)" office:value-type="string" office:string-value="{&quot;nome&quot;: &quot;Ivo Narciso Cassol&quot;, &quot;email&quot;: &quot;ivo.cassol@senador.leg.br&quot;, &quot;enviado&quot;: 0}," calcext:value-type="string">
            <text:p>{"nome": "Ivo Narciso Cassol", "email": "ivo.cassol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ivo.cassol@senador.leg.br" xlink:type="simple">ivo.cassol@senador.leg.br</text:a></text:p>
          </table:table-cell>
          <table:table-cell table:formula="of:=FIND(&quot;:&quot;;[.A68];1)" office:value-type="float" office:value="19" calcext:value-type="float">
            <text:p>19</text:p>
          </table:table-cell>
          <table:table-cell table:formula="of:=MID([.A68];[.B68]+2;900)" office:value-type="string" office:string-value="ivo.cassol@senador.leg.br" calcext:value-type="string">
            <text:p>ivo.cassol@senador.leg.br</text:p>
          </table:table-cell>
          <table:table-cell/>
        </table:table-row>
        <table:table-row table:style-name="ro2">
          <table:table-cell office:value-type="string" calcext:value-type="string">
            <text:p>34) nome civil: Jader Fontenelle Barbalho</text:p>
          </table:table-cell>
          <table:table-cell table:formula="of:=FIND(&quot;:&quot;;[.A69];1)" office:value-type="float" office:value="15" calcext:value-type="float">
            <text:p>15</text:p>
          </table:table-cell>
          <table:table-cell table:formula="of:=MID([.A69];[.B69]+2;900)" office:value-type="string" office:string-value="Jader Fontenelle Barbalho" calcext:value-type="string">
            <text:p>Jader Fontenelle Barbalho</text:p>
          </table:table-cell>
          <table:table-cell table:formula="of:=CONCATENATE(&quot;{&quot;&quot;nome&quot;&quot;: &quot;&quot;&quot;;[.C69];&quot;&quot;&quot;, &quot;&quot;email&quot;&quot;: &quot;&quot;&quot;;[.C70];&quot;&quot;&quot;, &quot;&quot;enviado&quot;&quot;: 0},&quot;)" office:value-type="string" office:string-value="{&quot;nome&quot;: &quot;Jader Fontenelle Barbalho&quot;, &quot;email&quot;: &quot;jader.barbalho@senador.leg.br&quot;, &quot;enviado&quot;: 0}," calcext:value-type="string">
            <text:p>{"nome": "Jader Fontenelle Barbalho", "email": "jader.barbalh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ader.barbalho@senador.leg.br" xlink:type="simple">jader.barbalho@senador.leg.br</text:a></text:p>
          </table:table-cell>
          <table:table-cell table:formula="of:=FIND(&quot;:&quot;;[.A70];1)" office:value-type="float" office:value="19" calcext:value-type="float">
            <text:p>19</text:p>
          </table:table-cell>
          <table:table-cell table:formula="of:=MID([.A70];[.B70]+2;900)" office:value-type="string" office:string-value="jader.barbalho@senador.leg.br" calcext:value-type="string">
            <text:p>jader.barbalho@senador.leg.br</text:p>
          </table:table-cell>
          <table:table-cell/>
        </table:table-row>
        <table:table-row table:style-name="ro2">
          <table:table-cell office:value-type="string" calcext:value-type="string">
            <text:p>35) nome civil: João Alberto de Souza</text:p>
          </table:table-cell>
          <table:table-cell table:formula="of:=FIND(&quot;:&quot;;[.A71];1)" office:value-type="float" office:value="15" calcext:value-type="float">
            <text:p>15</text:p>
          </table:table-cell>
          <table:table-cell table:formula="of:=MID([.A71];[.B71]+2;900)" office:value-type="string" office:string-value="João Alberto de Souza" calcext:value-type="string">
            <text:p>João Alberto de Souza</text:p>
          </table:table-cell>
          <table:table-cell table:formula="of:=CONCATENATE(&quot;{&quot;&quot;nome&quot;&quot;: &quot;&quot;&quot;;[.C71];&quot;&quot;&quot;, &quot;&quot;email&quot;&quot;: &quot;&quot;&quot;;[.C72];&quot;&quot;&quot;, &quot;&quot;enviado&quot;&quot;: 0},&quot;)" office:value-type="string" office:string-value="{&quot;nome&quot;: &quot;João Alberto de Souza&quot;, &quot;email&quot;: &quot;joao.alberto.souza@senador.leg.br&quot;, &quot;enviado&quot;: 0}," calcext:value-type="string">
            <text:p>{"nome": "João Alberto de Souza", "email": "joao.alberto.souz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ao.alberto.souza@senador.leg.br" xlink:type="simple">joao.alberto.souza@senador.leg.br</text:a></text:p>
          </table:table-cell>
          <table:table-cell table:formula="of:=FIND(&quot;:&quot;;[.A72];1)" office:value-type="float" office:value="19" calcext:value-type="float">
            <text:p>19</text:p>
          </table:table-cell>
          <table:table-cell table:formula="of:=MID([.A72];[.B72]+2;900)" office:value-type="string" office:string-value="joao.alberto.souza@senador.leg.br" calcext:value-type="string">
            <text:p>joao.alberto.souza@senador.leg.br</text:p>
          </table:table-cell>
          <table:table-cell/>
        </table:table-row>
        <table:table-row table:style-name="ro4">
          <table:table-cell office:value-type="string" calcext:value-type="string">
            <text:p>36) nome civil: João Alberto Rodrigues Capiberibe</text:p>
          </table:table-cell>
          <table:table-cell table:formula="of:=FIND(&quot;:&quot;;[.A73];1)" office:value-type="float" office:value="15" calcext:value-type="float">
            <text:p>15</text:p>
          </table:table-cell>
          <table:table-cell table:formula="of:=MID([.A73];[.B73]+2;900)" office:value-type="string" office:string-value="João Alberto Rodrigues Capiberibe" calcext:value-type="string">
            <text:p>João Alberto Rodrigues Capiberibe</text:p>
          </table:table-cell>
          <table:table-cell table:formula="of:=CONCATENATE(&quot;{&quot;&quot;nome&quot;&quot;: &quot;&quot;&quot;;[.C73];&quot;&quot;&quot;, &quot;&quot;email&quot;&quot;: &quot;&quot;&quot;;[.C74];&quot;&quot;&quot;, &quot;&quot;enviado&quot;&quot;: 0},&quot;)" office:value-type="string" office:string-value="{&quot;nome&quot;: &quot;João Alberto Rodrigues Capiberibe&quot;, &quot;email&quot;: &quot;joao.capiberibe@senador.leg.br&quot;, &quot;enviado&quot;: 0}," calcext:value-type="string">
            <text:p>{"nome": "João Alberto Rodrigues Capiberibe", "email": "joao.capiberibe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ao.capiberibe@senador.leg.br" xlink:type="simple">joao.capiberibe@senador.leg.br</text:a></text:p>
          </table:table-cell>
          <table:table-cell table:formula="of:=FIND(&quot;:&quot;;[.A74];1)" office:value-type="float" office:value="19" calcext:value-type="float">
            <text:p>19</text:p>
          </table:table-cell>
          <table:table-cell table:formula="of:=MID([.A74];[.B74]+2;900)" office:value-type="string" office:string-value="joao.capiberibe@senador.leg.br" calcext:value-type="string">
            <text:p>joao.capiberibe@senador.leg.br</text:p>
          </table:table-cell>
          <table:table-cell/>
        </table:table-row>
        <table:table-row table:style-name="ro4">
          <table:table-cell office:value-type="string" calcext:value-type="string">
            <text:p>37) nome civil: Jorge Ney Viana Macedo Neves</text:p>
          </table:table-cell>
          <table:table-cell table:formula="of:=FIND(&quot;:&quot;;[.A75];1)" office:value-type="float" office:value="15" calcext:value-type="float">
            <text:p>15</text:p>
          </table:table-cell>
          <table:table-cell table:formula="of:=MID([.A75];[.B75]+2;900)" office:value-type="string" office:string-value="Jorge Ney Viana Macedo Neves" calcext:value-type="string">
            <text:p>Jorge Ney Viana Macedo Neves</text:p>
          </table:table-cell>
          <table:table-cell table:formula="of:=CONCATENATE(&quot;{&quot;&quot;nome&quot;&quot;: &quot;&quot;&quot;;[.C75];&quot;&quot;&quot;, &quot;&quot;email&quot;&quot;: &quot;&quot;&quot;;[.C76];&quot;&quot;&quot;, &quot;&quot;enviado&quot;&quot;: 0},&quot;)" office:value-type="string" office:string-value="{&quot;nome&quot;: &quot;Jorge Ney Viana Macedo Neves&quot;, &quot;email&quot;: &quot;jorge.viana@senador.leg.br&quot;, &quot;enviado&quot;: 0}," calcext:value-type="string">
            <text:p>{"nome": "Jorge Ney Viana Macedo Neves", "email": "jorge.vian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rge.viana@senador.leg.br" xlink:type="simple">jorge.viana@senador.leg.br</text:a></text:p>
          </table:table-cell>
          <table:table-cell table:formula="of:=FIND(&quot;:&quot;;[.A76];1)" office:value-type="float" office:value="19" calcext:value-type="float">
            <text:p>19</text:p>
          </table:table-cell>
          <table:table-cell table:formula="of:=MID([.A76];[.B76]+2;900)" office:value-type="string" office:string-value="jorge.viana@senador.leg.br" calcext:value-type="string">
            <text:p>jorge.viana@senador.leg.br</text:p>
          </table:table-cell>
          <table:table-cell/>
        </table:table-row>
        <table:table-row table:style-name="ro2">
          <table:table-cell office:value-type="string" calcext:value-type="string">
            <text:p>38) nome civil: José Agripino Maia</text:p>
          </table:table-cell>
          <table:table-cell table:formula="of:=FIND(&quot;:&quot;;[.A77];1)" office:value-type="float" office:value="15" calcext:value-type="float">
            <text:p>15</text:p>
          </table:table-cell>
          <table:table-cell table:formula="of:=MID([.A77];[.B77]+2;900)" office:value-type="string" office:string-value="José Agripino Maia" calcext:value-type="string">
            <text:p>José Agripino Maia</text:p>
          </table:table-cell>
          <table:table-cell table:formula="of:=CONCATENATE(&quot;{&quot;&quot;nome&quot;&quot;: &quot;&quot;&quot;;[.C77];&quot;&quot;&quot;, &quot;&quot;email&quot;&quot;: &quot;&quot;&quot;;[.C78];&quot;&quot;&quot;, &quot;&quot;enviado&quot;&quot;: 0},&quot;)" office:value-type="string" office:string-value="{&quot;nome&quot;: &quot;José Agripino Maia&quot;, &quot;email&quot;: &quot;jose.agripino@senador.leg.br&quot;, &quot;enviado&quot;: 0}," calcext:value-type="string">
            <text:p>{"nome": "José Agripino Maia", "email": "jose.agripin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se.agripino@senador.leg.br" xlink:type="simple">jose.agripino@senador.leg.br</text:a></text:p>
          </table:table-cell>
          <table:table-cell table:formula="of:=FIND(&quot;:&quot;;[.A78];1)" office:value-type="float" office:value="19" calcext:value-type="float">
            <text:p>19</text:p>
          </table:table-cell>
          <table:table-cell table:formula="of:=MID([.A78];[.B78]+2;900)" office:value-type="string" office:string-value="jose.agripino@senador.leg.br" calcext:value-type="string">
            <text:p>jose.agripino@senador.leg.br</text:p>
          </table:table-cell>
          <table:table-cell/>
        </table:table-row>
        <table:table-row table:style-name="ro2">
          <table:table-cell office:value-type="string" calcext:value-type="string">
            <text:p>39) nome civil: José Targino Maranhão</text:p>
          </table:table-cell>
          <table:table-cell table:formula="of:=FIND(&quot;:&quot;;[.A79];1)" office:value-type="float" office:value="15" calcext:value-type="float">
            <text:p>15</text:p>
          </table:table-cell>
          <table:table-cell table:formula="of:=MID([.A79];[.B79]+2;900)" office:value-type="string" office:string-value="José Targino Maranhão" calcext:value-type="string">
            <text:p>José Targino Maranhão</text:p>
          </table:table-cell>
          <table:table-cell table:formula="of:=CONCATENATE(&quot;{&quot;&quot;nome&quot;&quot;: &quot;&quot;&quot;;[.C79];&quot;&quot;&quot;, &quot;&quot;email&quot;&quot;: &quot;&quot;&quot;;[.C80];&quot;&quot;&quot;, &quot;&quot;enviado&quot;&quot;: 0},&quot;)" office:value-type="string" office:string-value="{&quot;nome&quot;: &quot;José Targino Maranhão&quot;, &quot;email&quot;: &quot;jose.maranhao@senador.leg.br&quot;, &quot;enviado&quot;: 0}," calcext:value-type="string">
            <text:p>{"nome": "José Targino Maranhão", "email": "jose.maranha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se.maranhao@senador.leg.br" xlink:type="simple">jose.maranhao@senador.leg.br</text:a></text:p>
          </table:table-cell>
          <table:table-cell table:formula="of:=FIND(&quot;:&quot;;[.A80];1)" office:value-type="float" office:value="19" calcext:value-type="float">
            <text:p>19</text:p>
          </table:table-cell>
          <table:table-cell table:formula="of:=MID([.A80];[.B80]+2;900)" office:value-type="string" office:string-value="jose.maranhao@senador.leg.br" calcext:value-type="string">
            <text:p>jose.maranhao@senador.leg.br</text:p>
          </table:table-cell>
          <table:table-cell/>
        </table:table-row>
        <table:table-row table:style-name="ro2">
          <table:table-cell office:value-type="string" calcext:value-type="string">
            <text:p>40) nome civil: José Antônio Medeiros</text:p>
          </table:table-cell>
          <table:table-cell table:formula="of:=FIND(&quot;:&quot;;[.A81];1)" office:value-type="float" office:value="15" calcext:value-type="float">
            <text:p>15</text:p>
          </table:table-cell>
          <table:table-cell table:formula="of:=MID([.A81];[.B81]+2;900)" office:value-type="string" office:string-value="José Antônio Medeiros" calcext:value-type="string">
            <text:p>José Antônio Medeiros</text:p>
          </table:table-cell>
          <table:table-cell table:formula="of:=CONCATENATE(&quot;{&quot;&quot;nome&quot;&quot;: &quot;&quot;&quot;;[.C81];&quot;&quot;&quot;, &quot;&quot;email&quot;&quot;: &quot;&quot;&quot;;[.C82];&quot;&quot;&quot;, &quot;&quot;enviado&quot;&quot;: 0},&quot;)" office:value-type="string" office:string-value="{&quot;nome&quot;: &quot;José Antônio Medeiros&quot;, &quot;email&quot;: &quot;josemedeiros@senador.leg.br&quot;, &quot;enviado&quot;: 0}," calcext:value-type="string">
            <text:p>{"nome": "José Antônio Medeiros", "email": "josemedeiro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semedeiros@senador.leg.br" xlink:type="simple">josemedeiros@senador.leg.br</text:a></text:p>
          </table:table-cell>
          <table:table-cell table:formula="of:=FIND(&quot;:&quot;;[.A82];1)" office:value-type="float" office:value="19" calcext:value-type="float">
            <text:p>19</text:p>
          </table:table-cell>
          <table:table-cell table:formula="of:=MID([.A82];[.B82]+2;900)" office:value-type="string" office:string-value="josemedeiros@senador.leg.br" calcext:value-type="string">
            <text:p>josemedeiros@senador.leg.br</text:p>
          </table:table-cell>
          <table:table-cell/>
        </table:table-row>
        <table:table-row table:style-name="ro2">
          <table:table-cell office:value-type="string" calcext:value-type="string">
            <text:p>41) nome civil: José Barroso Pimentel</text:p>
          </table:table-cell>
          <table:table-cell table:formula="of:=FIND(&quot;:&quot;;[.A83];1)" office:value-type="float" office:value="15" calcext:value-type="float">
            <text:p>15</text:p>
          </table:table-cell>
          <table:table-cell table:formula="of:=MID([.A83];[.B83]+2;900)" office:value-type="string" office:string-value="José Barroso Pimentel" calcext:value-type="string">
            <text:p>José Barroso Pimentel</text:p>
          </table:table-cell>
          <table:table-cell table:formula="of:=CONCATENATE(&quot;{&quot;&quot;nome&quot;&quot;: &quot;&quot;&quot;;[.C83];&quot;&quot;&quot;, &quot;&quot;email&quot;&quot;: &quot;&quot;&quot;;[.C84];&quot;&quot;&quot;, &quot;&quot;enviado&quot;&quot;: 0},&quot;)" office:value-type="string" office:string-value="{&quot;nome&quot;: &quot;José Barroso Pimentel&quot;, &quot;email&quot;: &quot;jose.pimentel@senador.leg.br&quot;, &quot;enviado&quot;: 0}," calcext:value-type="string">
            <text:p>{"nome": "José Barroso Pimentel", "email": "jose.pimentel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se.pimentel@senador.leg.br" xlink:type="simple">jose.pimentel@senador.leg.br</text:a></text:p>
          </table:table-cell>
          <table:table-cell table:formula="of:=FIND(&quot;:&quot;;[.A84];1)" office:value-type="float" office:value="19" calcext:value-type="float">
            <text:p>19</text:p>
          </table:table-cell>
          <table:table-cell table:formula="of:=MID([.A84];[.B84]+2;900)" office:value-type="string" office:string-value="jose.pimentel@senador.leg.br" calcext:value-type="string">
            <text:p>jose.pimentel@senador.leg.br</text:p>
          </table:table-cell>
          <table:table-cell/>
        </table:table-row>
        <table:table-row table:style-name="ro3">
          <table:table-cell office:value-type="string" calcext:value-type="string">
            <text:p>42) nome civil: José Serra</text:p>
          </table:table-cell>
          <table:table-cell table:formula="of:=FIND(&quot;:&quot;;[.A85];1)" office:value-type="float" office:value="15" calcext:value-type="float">
            <text:p>15</text:p>
          </table:table-cell>
          <table:table-cell table:formula="of:=MID([.A85];[.B85]+2;900)" office:value-type="string" office:string-value="José Serra" calcext:value-type="string">
            <text:p>José Serra</text:p>
          </table:table-cell>
          <table:table-cell table:formula="of:=CONCATENATE(&quot;{&quot;&quot;nome&quot;&quot;: &quot;&quot;&quot;;[.C85];&quot;&quot;&quot;, &quot;&quot;email&quot;&quot;: &quot;&quot;&quot;;[.C86];&quot;&quot;&quot;, &quot;&quot;enviado&quot;&quot;: 0},&quot;)" office:value-type="string" office:string-value="{&quot;nome&quot;: &quot;José Serra&quot;, &quot;email&quot;: &quot;jose.serra@senador.leg.br&quot;, &quot;enviado&quot;: 0}," calcext:value-type="string">
            <text:p>{"nome": "José Serra", "email": "jose.ser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jose.serra@senador.leg.br" xlink:type="simple">jose.serra@senador.leg.br</text:a></text:p>
          </table:table-cell>
          <table:table-cell table:formula="of:=FIND(&quot;:&quot;;[.A86];1)" office:value-type="float" office:value="19" calcext:value-type="float">
            <text:p>19</text:p>
          </table:table-cell>
          <table:table-cell table:formula="of:=MID([.A86];[.B86]+2;900)" office:value-type="string" office:string-value="jose.serra@senador.leg.br" calcext:value-type="string">
            <text:p>jose.serra@senador.leg.br</text:p>
          </table:table-cell>
          <table:table-cell/>
        </table:table-row>
        <table:table-row table:style-name="ro3">
          <table:table-cell office:value-type="string" calcext:value-type="string">
            <text:p>43) nome civil: Lasier Costa Martins</text:p>
          </table:table-cell>
          <table:table-cell table:formula="of:=FIND(&quot;:&quot;;[.A87];1)" office:value-type="float" office:value="15" calcext:value-type="float">
            <text:p>15</text:p>
          </table:table-cell>
          <table:table-cell table:formula="of:=MID([.A87];[.B87]+2;900)" office:value-type="string" office:string-value="Lasier Costa Martins" calcext:value-type="string">
            <text:p>Lasier Costa Martins</text:p>
          </table:table-cell>
          <table:table-cell table:formula="of:=CONCATENATE(&quot;{&quot;&quot;nome&quot;&quot;: &quot;&quot;&quot;;[.C87];&quot;&quot;&quot;, &quot;&quot;email&quot;&quot;: &quot;&quot;&quot;;[.C88];&quot;&quot;&quot;, &quot;&quot;enviado&quot;&quot;: 0},&quot;)" office:value-type="string" office:string-value="{&quot;nome&quot;: &quot;Lasier Costa Martins&quot;, &quot;email&quot;: &quot;lasier.martins@senador.leg.br&quot;, &quot;enviado&quot;: 0}," calcext:value-type="string">
            <text:p>{"nome": "Lasier Costa Martins", "email": "lasier.martin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lasier.martins@senador.leg.br" xlink:type="simple">lasier.martins@senador.leg.br</text:a></text:p>
          </table:table-cell>
          <table:table-cell table:formula="of:=FIND(&quot;:&quot;;[.A88];1)" office:value-type="float" office:value="19" calcext:value-type="float">
            <text:p>19</text:p>
          </table:table-cell>
          <table:table-cell table:formula="of:=MID([.A88];[.B88]+2;900)" office:value-type="string" office:string-value="lasier.martins@senador.leg.br" calcext:value-type="string">
            <text:p>lasier.martins@senador.leg.br</text:p>
          </table:table-cell>
          <table:table-cell/>
        </table:table-row>
        <table:table-row table:style-name="ro3">
          <table:table-cell office:value-type="string" calcext:value-type="string">
            <text:p>44) nome civil: Lídice da Mata e Souza</text:p>
          </table:table-cell>
          <table:table-cell table:formula="of:=FIND(&quot;:&quot;;[.A89];1)" office:value-type="float" office:value="15" calcext:value-type="float">
            <text:p>15</text:p>
          </table:table-cell>
          <table:table-cell table:formula="of:=MID([.A89];[.B89]+2;900)" office:value-type="string" office:string-value="Lídice da Mata e Souza" calcext:value-type="string">
            <text:p>Lídice da Mata e Souza</text:p>
          </table:table-cell>
          <table:table-cell table:formula="of:=CONCATENATE(&quot;{&quot;&quot;nome&quot;&quot;: &quot;&quot;&quot;;[.C89];&quot;&quot;&quot;, &quot;&quot;email&quot;&quot;: &quot;&quot;&quot;;[.C90];&quot;&quot;&quot;, &quot;&quot;enviado&quot;&quot;: 0},&quot;)" office:value-type="string" office:string-value="{&quot;nome&quot;: &quot;Lídice da Mata e Souza&quot;, &quot;email&quot;: &quot;lidice.mata@senadora.leg.br&quot;, &quot;enviado&quot;: 0}," calcext:value-type="string">
            <text:p>{"nome": "Lídice da Mata e Souza", "email": "lidice.mat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lidice.mata@senadora.leg.br" xlink:type="simple">lidice.mata@senadora.leg.br</text:a></text:p>
          </table:table-cell>
          <table:table-cell table:formula="of:=FIND(&quot;:&quot;;[.A90];1)" office:value-type="float" office:value="19" calcext:value-type="float">
            <text:p>19</text:p>
          </table:table-cell>
          <table:table-cell table:formula="of:=MID([.A90];[.B90]+2;900)" office:value-type="string" office:string-value="lidice.mata@senadora.leg.br" calcext:value-type="string">
            <text:p>lidice.mata@senadora.leg.br</text:p>
          </table:table-cell>
          <table:table-cell/>
        </table:table-row>
        <table:table-row table:style-name="ro2">
          <table:table-cell office:value-type="string" calcext:value-type="string">
            <text:p>45) nome civil: Luiz Lindbergh Farias Filho</text:p>
          </table:table-cell>
          <table:table-cell table:formula="of:=FIND(&quot;:&quot;;[.A91];1)" office:value-type="float" office:value="15" calcext:value-type="float">
            <text:p>15</text:p>
          </table:table-cell>
          <table:table-cell table:formula="of:=MID([.A91];[.B91]+2;900)" office:value-type="string" office:string-value="Luiz Lindbergh Farias Filho" calcext:value-type="string">
            <text:p>Luiz Lindbergh Farias Filho</text:p>
          </table:table-cell>
          <table:table-cell table:formula="of:=CONCATENATE(&quot;{&quot;&quot;nome&quot;&quot;: &quot;&quot;&quot;;[.C91];&quot;&quot;&quot;, &quot;&quot;email&quot;&quot;: &quot;&quot;&quot;;[.C92];&quot;&quot;&quot;, &quot;&quot;enviado&quot;&quot;: 0},&quot;)" office:value-type="string" office:string-value="{&quot;nome&quot;: &quot;Luiz Lindbergh Farias Filho&quot;, &quot;email&quot;: &quot;lindbergh.farias@senador.leg.br&quot;, &quot;enviado&quot;: 0}," calcext:value-type="string">
            <text:p>{"nome": "Luiz Lindbergh Farias Filho", "email": "lindbergh.faria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lindbergh.farias@senador.leg.br" xlink:type="simple">lindbergh.farias@senador.leg.br</text:a></text:p>
          </table:table-cell>
          <table:table-cell table:formula="of:=FIND(&quot;:&quot;;[.A92];1)" office:value-type="float" office:value="19" calcext:value-type="float">
            <text:p>19</text:p>
          </table:table-cell>
          <table:table-cell table:formula="of:=MID([.A92];[.B92]+2;900)" office:value-type="string" office:string-value="lindbergh.farias@senador.leg.br" calcext:value-type="string">
            <text:p>lindbergh.farias@senador.leg.br</text:p>
          </table:table-cell>
          <table:table-cell/>
        </table:table-row>
        <table:table-row table:style-name="ro3">
          <table:table-cell office:value-type="string" calcext:value-type="string">
            <text:p>46) nome civil: Lúcia Vânia Abrão</text:p>
          </table:table-cell>
          <table:table-cell table:formula="of:=FIND(&quot;:&quot;;[.A93];1)" office:value-type="float" office:value="15" calcext:value-type="float">
            <text:p>15</text:p>
          </table:table-cell>
          <table:table-cell table:formula="of:=MID([.A93];[.B93]+2;900)" office:value-type="string" office:string-value="Lúcia Vânia Abrão" calcext:value-type="string">
            <text:p>Lúcia Vânia Abrão</text:p>
          </table:table-cell>
          <table:table-cell table:formula="of:=CONCATENATE(&quot;{&quot;&quot;nome&quot;&quot;: &quot;&quot;&quot;;[.C93];&quot;&quot;&quot;, &quot;&quot;email&quot;&quot;: &quot;&quot;&quot;;[.C94];&quot;&quot;&quot;, &quot;&quot;enviado&quot;&quot;: 0},&quot;)" office:value-type="string" office:string-value="{&quot;nome&quot;: &quot;Lúcia Vânia Abrão&quot;, &quot;email&quot;: &quot;lucia.vania@senadora.leg.br&quot;, &quot;enviado&quot;: 0}," calcext:value-type="string">
            <text:p>{"nome": "Lúcia Vânia Abrão", "email": "lucia.vani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lucia.vania@senadora.leg.br" xlink:type="simple">lucia.vania@senadora.leg.br</text:a></text:p>
          </table:table-cell>
          <table:table-cell table:formula="of:=FIND(&quot;:&quot;;[.A94];1)" office:value-type="float" office:value="19" calcext:value-type="float">
            <text:p>19</text:p>
          </table:table-cell>
          <table:table-cell table:formula="of:=MID([.A94];[.B94]+2;900)" office:value-type="string" office:string-value="lucia.vania@senadora.leg.br" calcext:value-type="string">
            <text:p>lucia.vania@senadora.leg.br</text:p>
          </table:table-cell>
          <table:table-cell/>
        </table:table-row>
        <table:table-row table:style-name="ro3">
          <table:table-cell office:value-type="string" calcext:value-type="string">
            <text:p>47) nome civil: Magno Pereira Malta</text:p>
          </table:table-cell>
          <table:table-cell table:formula="of:=FIND(&quot;:&quot;;[.A95];1)" office:value-type="float" office:value="15" calcext:value-type="float">
            <text:p>15</text:p>
          </table:table-cell>
          <table:table-cell table:formula="of:=MID([.A95];[.B95]+2;900)" office:value-type="string" office:string-value="Magno Pereira Malta" calcext:value-type="string">
            <text:p>Magno Pereira Malta</text:p>
          </table:table-cell>
          <table:table-cell table:formula="of:=CONCATENATE(&quot;{&quot;&quot;nome&quot;&quot;: &quot;&quot;&quot;;[.C95];&quot;&quot;&quot;, &quot;&quot;email&quot;&quot;: &quot;&quot;&quot;;[.C96];&quot;&quot;&quot;, &quot;&quot;enviado&quot;&quot;: 0},&quot;)" office:value-type="string" office:string-value="{&quot;nome&quot;: &quot;Magno Pereira Malta&quot;, &quot;email&quot;: &quot;magno.malta@senador.leg.br&quot;, &quot;enviado&quot;: 0}," calcext:value-type="string">
            <text:p>{"nome": "Magno Pereira Malta", "email": "magno.malt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magno.malta@senador.leg.br" xlink:type="simple">magno.malta@senador.leg.br</text:a></text:p>
          </table:table-cell>
          <table:table-cell table:formula="of:=FIND(&quot;:&quot;;[.A96];1)" office:value-type="float" office:value="19" calcext:value-type="float">
            <text:p>19</text:p>
          </table:table-cell>
          <table:table-cell table:formula="of:=MID([.A96];[.B96]+2;900)" office:value-type="string" office:string-value="magno.malta@senador.leg.br" calcext:value-type="string">
            <text:p>magno.malta@senador.leg.br</text:p>
          </table:table-cell>
          <table:table-cell/>
        </table:table-row>
        <table:table-row table:style-name="ro2">
          <table:table-cell office:value-type="string" calcext:value-type="string">
            <text:p>48) nome civil: Marcelo Bezerra Crivella</text:p>
          </table:table-cell>
          <table:table-cell table:formula="of:=FIND(&quot;:&quot;;[.A97];1)" office:value-type="float" office:value="15" calcext:value-type="float">
            <text:p>15</text:p>
          </table:table-cell>
          <table:table-cell table:formula="of:=MID([.A97];[.B97]+2;900)" office:value-type="string" office:string-value="Marcelo Bezerra Crivella" calcext:value-type="string">
            <text:p>Marcelo Bezerra Crivella</text:p>
          </table:table-cell>
          <table:table-cell table:formula="of:=CONCATENATE(&quot;{&quot;&quot;nome&quot;&quot;: &quot;&quot;&quot;;[.C97];&quot;&quot;&quot;, &quot;&quot;email&quot;&quot;: &quot;&quot;&quot;;[.C98];&quot;&quot;&quot;, &quot;&quot;enviado&quot;&quot;: 0},&quot;)" office:value-type="string" office:string-value="{&quot;nome&quot;: &quot;Marcelo Bezerra Crivella&quot;, &quot;email&quot;: &quot;marcelo.crivella@senador.leg.br&quot;, &quot;enviado&quot;: 0}," calcext:value-type="string">
            <text:p>{"nome": "Marcelo Bezerra Crivella", "email": "marcelo.crivell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marcelo.crivella@senador.leg.br" xlink:type="simple">marcelo.crivella@senador.leg.br</text:a></text:p>
          </table:table-cell>
          <table:table-cell table:formula="of:=FIND(&quot;:&quot;;[.A98];1)" office:value-type="float" office:value="19" calcext:value-type="float">
            <text:p>19</text:p>
          </table:table-cell>
          <table:table-cell table:formula="of:=MID([.A98];[.B98]+2;900)" office:value-type="string" office:string-value="marcelo.crivella@senador.leg.br" calcext:value-type="string">
            <text:p>marcelo.crivella@senador.leg.br</text:p>
          </table:table-cell>
          <table:table-cell/>
        </table:table-row>
        <table:table-row table:style-name="ro4">
          <table:table-cell office:value-type="string" calcext:value-type="string">
            <text:p>49) nome civil: Maria do Carmo do Nascimento Alves</text:p>
          </table:table-cell>
          <table:table-cell table:formula="of:=FIND(&quot;:&quot;;[.A99];1)" office:value-type="float" office:value="15" calcext:value-type="float">
            <text:p>15</text:p>
          </table:table-cell>
          <table:table-cell table:formula="of:=MID([.A99];[.B99]+2;900)" office:value-type="string" office:string-value="Maria do Carmo do Nascimento Alves" calcext:value-type="string">
            <text:p>Maria do Carmo do Nascimento Alves</text:p>
          </table:table-cell>
          <table:table-cell table:formula="of:=CONCATENATE(&quot;{&quot;&quot;nome&quot;&quot;: &quot;&quot;&quot;;[.C99];&quot;&quot;&quot;, &quot;&quot;email&quot;&quot;: &quot;&quot;&quot;;[.C100];&quot;&quot;&quot;, &quot;&quot;enviado&quot;&quot;: 0},&quot;)" office:value-type="string" office:string-value="{&quot;nome&quot;: &quot;Maria do Carmo do Nascimento Alves&quot;, &quot;email&quot;: &quot;maria.carmo.alves@senadora.leg.br&quot;, &quot;enviado&quot;: 0}," calcext:value-type="string">
            <text:p>{"nome": "Maria do Carmo do Nascimento Alves", "email": "maria.carmo.alves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maria.carmo.alves@senadora.leg.br" xlink:type="simple">maria.carmo.alves@senadora.leg.br</text:a></text:p>
          </table:table-cell>
          <table:table-cell table:formula="of:=FIND(&quot;:&quot;;[.A100];1)" office:value-type="float" office:value="19" calcext:value-type="float">
            <text:p>19</text:p>
          </table:table-cell>
          <table:table-cell table:formula="of:=MID([.A100];[.B100]+2;900)" office:value-type="string" office:string-value="maria.carmo.alves@senadora.leg.br" calcext:value-type="string">
            <text:p>maria.carmo.alves@senadora.leg.br</text:p>
          </table:table-cell>
          <table:table-cell/>
        </table:table-row>
        <table:table-row table:style-name="ro2">
          <table:table-cell office:value-type="string" calcext:value-type="string">
            <text:p>50) nome civil: Marta Teresa Suplicy</text:p>
          </table:table-cell>
          <table:table-cell table:formula="of:=FIND(&quot;:&quot;;[.A101];1)" office:value-type="float" office:value="15" calcext:value-type="float">
            <text:p>15</text:p>
          </table:table-cell>
          <table:table-cell table:formula="of:=MID([.A101];[.B101]+2;900)" office:value-type="string" office:string-value="Marta Teresa Suplicy" calcext:value-type="string">
            <text:p>Marta Teresa Suplicy</text:p>
          </table:table-cell>
          <table:table-cell table:formula="of:=CONCATENATE(&quot;{&quot;&quot;nome&quot;&quot;: &quot;&quot;&quot;;[.C101];&quot;&quot;&quot;, &quot;&quot;email&quot;&quot;: &quot;&quot;&quot;;[.C102];&quot;&quot;&quot;, &quot;&quot;enviado&quot;&quot;: 0},&quot;)" office:value-type="string" office:string-value="{&quot;nome&quot;: &quot;Marta Teresa Suplicy&quot;, &quot;email&quot;: &quot;marta.suplicy@senadora.leg.br&quot;, &quot;enviado&quot;: 0}," calcext:value-type="string">
            <text:p>{"nome": "Marta Teresa Suplicy", "email": "marta.suplicy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marta.suplicy@senadora.leg.br" xlink:type="simple">marta.suplicy@senadora.leg.br</text:a></text:p>
          </table:table-cell>
          <table:table-cell table:formula="of:=FIND(&quot;:&quot;;[.A102];1)" office:value-type="float" office:value="19" calcext:value-type="float">
            <text:p>19</text:p>
          </table:table-cell>
          <table:table-cell table:formula="of:=MID([.A102];[.B102]+2;900)" office:value-type="string" office:string-value="marta.suplicy@senadora.leg.br" calcext:value-type="string">
            <text:p>marta.suplicy@senadora.leg.br</text:p>
          </table:table-cell>
          <table:table-cell/>
        </table:table-row>
        <table:table-row table:style-name="ro2">
          <table:table-cell office:value-type="string" calcext:value-type="string">
            <text:p>51) nome civil: Omar José Abdel Aziz</text:p>
          </table:table-cell>
          <table:table-cell table:formula="of:=FIND(&quot;:&quot;;[.A103];1)" office:value-type="float" office:value="15" calcext:value-type="float">
            <text:p>15</text:p>
          </table:table-cell>
          <table:table-cell table:formula="of:=MID([.A103];[.B103]+2;900)" office:value-type="string" office:string-value="Omar José Abdel Aziz" calcext:value-type="string">
            <text:p>Omar José Abdel Aziz</text:p>
          </table:table-cell>
          <table:table-cell table:formula="of:=CONCATENATE(&quot;{&quot;&quot;nome&quot;&quot;: &quot;&quot;&quot;;[.C103];&quot;&quot;&quot;, &quot;&quot;email&quot;&quot;: &quot;&quot;&quot;;[.C104];&quot;&quot;&quot;, &quot;&quot;enviado&quot;&quot;: 0},&quot;)" office:value-type="string" office:string-value="{&quot;nome&quot;: &quot;Omar José Abdel Aziz&quot;, &quot;email&quot;: &quot;omar.aziz@senador.leg.br&quot;, &quot;enviado&quot;: 0}," calcext:value-type="string">
            <text:p>{"nome": "Omar José Abdel Aziz", "email": "omar.aziz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omar.aziz@senador.leg.br" xlink:type="simple">omar.aziz@senador.leg.br</text:a></text:p>
          </table:table-cell>
          <table:table-cell table:formula="of:=FIND(&quot;:&quot;;[.A104];1)" office:value-type="float" office:value="19" calcext:value-type="float">
            <text:p>19</text:p>
          </table:table-cell>
          <table:table-cell table:formula="of:=MID([.A104];[.B104]+2;900)" office:value-type="string" office:string-value="omar.aziz@senador.leg.br" calcext:value-type="string">
            <text:p>omar.aziz@senador.leg.br</text:p>
          </table:table-cell>
          <table:table-cell/>
        </table:table-row>
        <table:table-row table:style-name="ro4">
          <table:table-cell office:value-type="string" calcext:value-type="string">
            <text:p>52) nome civil: Otto Roberto Mendonça de Alencar</text:p>
          </table:table-cell>
          <table:table-cell table:formula="of:=FIND(&quot;:&quot;;[.A105];1)" office:value-type="float" office:value="15" calcext:value-type="float">
            <text:p>15</text:p>
          </table:table-cell>
          <table:table-cell table:formula="of:=MID([.A105];[.B105]+2;900)" office:value-type="string" office:string-value="Otto Roberto Mendonça de Alencar" calcext:value-type="string">
            <text:p>Otto Roberto Mendonça de Alencar</text:p>
          </table:table-cell>
          <table:table-cell table:formula="of:=CONCATENATE(&quot;{&quot;&quot;nome&quot;&quot;: &quot;&quot;&quot;;[.C105];&quot;&quot;&quot;, &quot;&quot;email&quot;&quot;: &quot;&quot;&quot;;[.C106];&quot;&quot;&quot;, &quot;&quot;enviado&quot;&quot;: 0},&quot;)" office:value-type="string" office:string-value="{&quot;nome&quot;: &quot;Otto Roberto Mendonça de Alencar&quot;, &quot;email&quot;: &quot;otto.alencar@senador.leg.br&quot;, &quot;enviado&quot;: 0}," calcext:value-type="string">
            <text:p>{"nome": "Otto Roberto Mendonça de Alencar", "email": "otto.alenca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otto.alencar@senador.leg.br" xlink:type="simple">otto.alencar@senador.leg.br</text:a></text:p>
          </table:table-cell>
          <table:table-cell table:formula="of:=FIND(&quot;:&quot;;[.A106];1)" office:value-type="float" office:value="19" calcext:value-type="float">
            <text:p>19</text:p>
          </table:table-cell>
          <table:table-cell table:formula="of:=MID([.A106];[.B106]+2;900)" office:value-type="string" office:string-value="otto.alencar@senador.leg.br" calcext:value-type="string">
            <text:p>otto.alencar@senador.leg.br</text:p>
          </table:table-cell>
          <table:table-cell/>
        </table:table-row>
        <table:table-row table:style-name="ro3">
          <table:table-cell office:value-type="string" calcext:value-type="string">
            <text:p>53) nome civil: Paulo Roberto Bauer</text:p>
          </table:table-cell>
          <table:table-cell table:formula="of:=FIND(&quot;:&quot;;[.A107];1)" office:value-type="float" office:value="15" calcext:value-type="float">
            <text:p>15</text:p>
          </table:table-cell>
          <table:table-cell table:formula="of:=MID([.A107];[.B107]+2;900)" office:value-type="string" office:string-value="Paulo Roberto Bauer" calcext:value-type="string">
            <text:p>Paulo Roberto Bauer</text:p>
          </table:table-cell>
          <table:table-cell table:formula="of:=CONCATENATE(&quot;{&quot;&quot;nome&quot;&quot;: &quot;&quot;&quot;;[.C107];&quot;&quot;&quot;, &quot;&quot;email&quot;&quot;: &quot;&quot;&quot;;[.C108];&quot;&quot;&quot;, &quot;&quot;enviado&quot;&quot;: 0},&quot;)" office:value-type="string" office:string-value="{&quot;nome&quot;: &quot;Paulo Roberto Bauer&quot;, &quot;email&quot;: &quot;paulo.bauer@senador.leg.br&quot;, &quot;enviado&quot;: 0}," calcext:value-type="string">
            <text:p>{"nome": "Paulo Roberto Bauer", "email": "paulo.baue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paulo.bauer@senador.leg.br" xlink:type="simple">paulo.bauer@senador.leg.br</text:a></text:p>
          </table:table-cell>
          <table:table-cell table:formula="of:=FIND(&quot;:&quot;;[.A108];1)" office:value-type="float" office:value="19" calcext:value-type="float">
            <text:p>19</text:p>
          </table:table-cell>
          <table:table-cell table:formula="of:=MID([.A108];[.B108]+2;900)" office:value-type="string" office:string-value="paulo.bauer@senador.leg.br" calcext:value-type="string">
            <text:p>paulo.bauer@senador.leg.br</text:p>
          </table:table-cell>
          <table:table-cell/>
        </table:table-row>
        <table:table-row table:style-name="ro3">
          <table:table-cell office:value-type="string" calcext:value-type="string">
            <text:p>54) nome civil: Paulo Renato Paim</text:p>
          </table:table-cell>
          <table:table-cell table:formula="of:=FIND(&quot;:&quot;;[.A109];1)" office:value-type="float" office:value="15" calcext:value-type="float">
            <text:p>15</text:p>
          </table:table-cell>
          <table:table-cell table:formula="of:=MID([.A109];[.B109]+2;900)" office:value-type="string" office:string-value="Paulo Renato Paim" calcext:value-type="string">
            <text:p>Paulo Renato Paim</text:p>
          </table:table-cell>
          <table:table-cell table:formula="of:=CONCATENATE(&quot;{&quot;&quot;nome&quot;&quot;: &quot;&quot;&quot;;[.C109];&quot;&quot;&quot;, &quot;&quot;email&quot;&quot;: &quot;&quot;&quot;;[.C110];&quot;&quot;&quot;, &quot;&quot;enviado&quot;&quot;: 0},&quot;)" office:value-type="string" office:string-value="{&quot;nome&quot;: &quot;Paulo Renato Paim&quot;, &quot;email&quot;: &quot;paulopaim@senador.leg.br&quot;, &quot;enviado&quot;: 0}," calcext:value-type="string">
            <text:p>{"nome": "Paulo Renato Paim", "email": "paulopaim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paulopaim@senador.leg.br" xlink:type="simple">paulopaim@senador.leg.br</text:a></text:p>
          </table:table-cell>
          <table:table-cell table:formula="of:=FIND(&quot;:&quot;;[.A110];1)" office:value-type="float" office:value="19" calcext:value-type="float">
            <text:p>19</text:p>
          </table:table-cell>
          <table:table-cell table:formula="of:=MID([.A110];[.B110]+2;900)" office:value-type="string" office:string-value="paulopaim@senador.leg.br" calcext:value-type="string">
            <text:p>paulopaim@senador.leg.br</text:p>
          </table:table-cell>
          <table:table-cell/>
        </table:table-row>
        <table:table-row table:style-name="ro4">
          <table:table-cell office:value-type="string" calcext:value-type="string">
            <text:p>55) nome civil: Paulo Roberto Galvão da Rocha</text:p>
          </table:table-cell>
          <table:table-cell table:formula="of:=FIND(&quot;:&quot;;[.A111];1)" office:value-type="float" office:value="15" calcext:value-type="float">
            <text:p>15</text:p>
          </table:table-cell>
          <table:table-cell table:formula="of:=MID([.A111];[.B111]+2;900)" office:value-type="string" office:string-value="Paulo Roberto Galvão da Rocha" calcext:value-type="string">
            <text:p>Paulo Roberto Galvão da Rocha</text:p>
          </table:table-cell>
          <table:table-cell table:formula="of:=CONCATENATE(&quot;{&quot;&quot;nome&quot;&quot;: &quot;&quot;&quot;;[.C111];&quot;&quot;&quot;, &quot;&quot;email&quot;&quot;: &quot;&quot;&quot;;[.C112];&quot;&quot;&quot;, &quot;&quot;enviado&quot;&quot;: 0},&quot;)" office:value-type="string" office:string-value="{&quot;nome&quot;: &quot;Paulo Roberto Galvão da Rocha&quot;, &quot;email&quot;: &quot;paulo.rocha@senador.leg.br&quot;, &quot;enviado&quot;: 0}," calcext:value-type="string">
            <text:p>{"nome": "Paulo Roberto Galvão da Rocha", "email": "paulo.roch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paulo.rocha@senador.leg.br" xlink:type="simple">paulo.rocha@senador.leg.br</text:a></text:p>
          </table:table-cell>
          <table:table-cell table:formula="of:=FIND(&quot;:&quot;;[.A112];1)" office:value-type="float" office:value="19" calcext:value-type="float">
            <text:p>19</text:p>
          </table:table-cell>
          <table:table-cell table:formula="of:=MID([.A112];[.B112]+2;900)" office:value-type="string" office:string-value="paulo.rocha@senador.leg.br" calcext:value-type="string">
            <text:p>paulo.rocha@senador.leg.br</text:p>
          </table:table-cell>
          <table:table-cell/>
        </table:table-row>
        <table:table-row table:style-name="ro3">
          <table:table-cell office:value-type="string" calcext:value-type="string">
            <text:p>56) nome civil: Raimundo Lira</text:p>
          </table:table-cell>
          <table:table-cell table:formula="of:=FIND(&quot;:&quot;;[.A113];1)" office:value-type="float" office:value="15" calcext:value-type="float">
            <text:p>15</text:p>
          </table:table-cell>
          <table:table-cell table:formula="of:=MID([.A113];[.B113]+2;900)" office:value-type="string" office:string-value="Raimundo Lira" calcext:value-type="string">
            <text:p>Raimundo Lira</text:p>
          </table:table-cell>
          <table:table-cell table:formula="of:=CONCATENATE(&quot;{&quot;&quot;nome&quot;&quot;: &quot;&quot;&quot;;[.C113];&quot;&quot;&quot;, &quot;&quot;email&quot;&quot;: &quot;&quot;&quot;;[.C114];&quot;&quot;&quot;, &quot;&quot;enviado&quot;&quot;: 0},&quot;)" office:value-type="string" office:string-value="{&quot;nome&quot;: &quot;Raimundo Lira&quot;, &quot;email&quot;: &quot;raimundo.lira@senador.leg.br&quot;, &quot;enviado&quot;: 0}," calcext:value-type="string">
            <text:p>{"nome": "Raimundo Lira", "email": "raimundo.lir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aimundo.lira@senador.leg.br" xlink:type="simple">raimundo.lira@senador.leg.br</text:a></text:p>
          </table:table-cell>
          <table:table-cell table:formula="of:=FIND(&quot;:&quot;;[.A114];1)" office:value-type="float" office:value="19" calcext:value-type="float">
            <text:p>19</text:p>
          </table:table-cell>
          <table:table-cell table:formula="of:=MID([.A114];[.B114]+2;900)" office:value-type="string" office:string-value="raimundo.lira@senador.leg.br" calcext:value-type="string">
            <text:p>raimundo.lira@senador.leg.br</text:p>
          </table:table-cell>
          <table:table-cell/>
        </table:table-row>
        <table:table-row table:style-name="ro4">
          <table:table-cell office:value-type="string" calcext:value-type="string">
            <text:p>57) nome civil: Randolph Frederich Rodrigues Alves</text:p>
          </table:table-cell>
          <table:table-cell table:formula="of:=FIND(&quot;:&quot;;[.A115];1)" office:value-type="float" office:value="15" calcext:value-type="float">
            <text:p>15</text:p>
          </table:table-cell>
          <table:table-cell table:formula="of:=MID([.A115];[.B115]+2;900)" office:value-type="string" office:string-value="Randolph Frederich Rodrigues Alves" calcext:value-type="string">
            <text:p>Randolph Frederich Rodrigues Alves</text:p>
          </table:table-cell>
          <table:table-cell table:formula="of:=CONCATENATE(&quot;{&quot;&quot;nome&quot;&quot;: &quot;&quot;&quot;;[.C115];&quot;&quot;&quot;, &quot;&quot;email&quot;&quot;: &quot;&quot;&quot;;[.C116];&quot;&quot;&quot;, &quot;&quot;enviado&quot;&quot;: 0},&quot;)" office:value-type="string" office:string-value="{&quot;nome&quot;: &quot;Randolph Frederich Rodrigues Alves&quot;, &quot;email&quot;: &quot;randolfe.rodrigues@senador.leg.br&quot;, &quot;enviado&quot;: 0}," calcext:value-type="string">
            <text:p>{"nome": "Randolph Frederich Rodrigues Alves", "email": "randolfe.rodrigu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andolfe.rodrigues@senador.leg.br" xlink:type="simple">randolfe.rodrigues@senador.leg.br</text:a></text:p>
          </table:table-cell>
          <table:table-cell table:formula="of:=FIND(&quot;:&quot;;[.A116];1)" office:value-type="float" office:value="19" calcext:value-type="float">
            <text:p>19</text:p>
          </table:table-cell>
          <table:table-cell table:formula="of:=MID([.A116];[.B116]+2;900)" office:value-type="string" office:string-value="randolfe.rodrigues@senador.leg.br" calcext:value-type="string">
            <text:p>randolfe.rodrigues@senador.leg.br</text:p>
          </table:table-cell>
          <table:table-cell/>
        </table:table-row>
        <table:table-row table:style-name="ro3">
          <table:table-cell office:value-type="string" calcext:value-type="string">
            <text:p>58) nome civil: Maria Regina Sousa</text:p>
          </table:table-cell>
          <table:table-cell table:formula="of:=FIND(&quot;:&quot;;[.A117];1)" office:value-type="float" office:value="15" calcext:value-type="float">
            <text:p>15</text:p>
          </table:table-cell>
          <table:table-cell table:formula="of:=MID([.A117];[.B117]+2;900)" office:value-type="string" office:string-value="Maria Regina Sousa" calcext:value-type="string">
            <text:p>Maria Regina Sousa</text:p>
          </table:table-cell>
          <table:table-cell table:formula="of:=CONCATENATE(&quot;{&quot;&quot;nome&quot;&quot;: &quot;&quot;&quot;;[.C117];&quot;&quot;&quot;, &quot;&quot;email&quot;&quot;: &quot;&quot;&quot;;[.C118];&quot;&quot;&quot;, &quot;&quot;enviado&quot;&quot;: 0},&quot;)" office:value-type="string" office:string-value="{&quot;nome&quot;: &quot;Maria Regina Sousa&quot;, &quot;email&quot;: &quot;reginasousa@senadora.leg.br&quot;, &quot;enviado&quot;: 0}," calcext:value-type="string">
            <text:p>{"nome": "Maria Regina Sousa", "email": "reginasous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eginasousa@senadora.leg.br" xlink:type="simple">reginasousa@senadora.leg.br</text:a></text:p>
          </table:table-cell>
          <table:table-cell table:formula="of:=FIND(&quot;:&quot;;[.A118];1)" office:value-type="float" office:value="19" calcext:value-type="float">
            <text:p>19</text:p>
          </table:table-cell>
          <table:table-cell table:formula="of:=MID([.A118];[.B118]+2;900)" office:value-type="string" office:string-value="reginasousa@senadora.leg.br" calcext:value-type="string">
            <text:p>reginasousa@senadora.leg.br</text:p>
          </table:table-cell>
          <table:table-cell/>
        </table:table-row>
        <table:table-row table:style-name="ro4">
          <table:table-cell office:value-type="string" calcext:value-type="string">
            <text:p>59) nome civil: José Antônio Machado Reguffe</text:p>
          </table:table-cell>
          <table:table-cell table:formula="of:=FIND(&quot;:&quot;;[.A119];1)" office:value-type="float" office:value="15" calcext:value-type="float">
            <text:p>15</text:p>
          </table:table-cell>
          <table:table-cell table:formula="of:=MID([.A119];[.B119]+2;900)" office:value-type="string" office:string-value="José Antônio Machado Reguffe" calcext:value-type="string">
            <text:p>José Antônio Machado Reguffe</text:p>
          </table:table-cell>
          <table:table-cell table:formula="of:=CONCATENATE(&quot;{&quot;&quot;nome&quot;&quot;: &quot;&quot;&quot;;[.C119];&quot;&quot;&quot;, &quot;&quot;email&quot;&quot;: &quot;&quot;&quot;;[.C120];&quot;&quot;&quot;, &quot;&quot;enviado&quot;&quot;: 0},&quot;)" office:value-type="string" office:string-value="{&quot;nome&quot;: &quot;José Antônio Machado Reguffe&quot;, &quot;email&quot;: &quot;reguffe@senador.leg.br&quot;, &quot;enviado&quot;: 0}," calcext:value-type="string">
            <text:p>{"nome": "José Antônio Machado Reguffe", "email": "reguffe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eguffe@senador.leg.br" xlink:type="simple">reguffe@senador.leg.br</text:a></text:p>
          </table:table-cell>
          <table:table-cell table:formula="of:=FIND(&quot;:&quot;;[.A120];1)" office:value-type="float" office:value="19" calcext:value-type="float">
            <text:p>19</text:p>
          </table:table-cell>
          <table:table-cell table:formula="of:=MID([.A120];[.B120]+2;900)" office:value-type="string" office:string-value="reguffe@senador.leg.br" calcext:value-type="string">
            <text:p>reguffe@senador.leg.br</text:p>
          </table:table-cell>
          <table:table-cell/>
        </table:table-row>
        <table:table-row table:style-name="ro4">
          <table:table-cell office:value-type="string" calcext:value-type="string">
            <text:p>60) nome civil: José Renan Vasconcelos Calheiros</text:p>
          </table:table-cell>
          <table:table-cell table:formula="of:=FIND(&quot;:&quot;;[.A121];1)" office:value-type="float" office:value="15" calcext:value-type="float">
            <text:p>15</text:p>
          </table:table-cell>
          <table:table-cell table:formula="of:=MID([.A121];[.B121]+2;900)" office:value-type="string" office:string-value="José Renan Vasconcelos Calheiros" calcext:value-type="string">
            <text:p>José Renan Vasconcelos Calheiros</text:p>
          </table:table-cell>
          <table:table-cell table:formula="of:=CONCATENATE(&quot;{&quot;&quot;nome&quot;&quot;: &quot;&quot;&quot;;[.C121];&quot;&quot;&quot;, &quot;&quot;email&quot;&quot;: &quot;&quot;&quot;;[.C122];&quot;&quot;&quot;, &quot;&quot;enviado&quot;&quot;: 0},&quot;)" office:value-type="string" office:string-value="{&quot;nome&quot;: &quot;José Renan Vasconcelos Calheiros&quot;, &quot;email&quot;: &quot;renan.calheiros@senador.leg.br&quot;, &quot;enviado&quot;: 0}," calcext:value-type="string">
            <text:p>{"nome": "José Renan Vasconcelos Calheiros", "email": "renan.calheiro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enan.calheiros@senador.leg.br" xlink:type="simple">renan.calheiros@senador.leg.br</text:a></text:p>
          </table:table-cell>
          <table:table-cell table:formula="of:=FIND(&quot;:&quot;;[.A122];1)" office:value-type="float" office:value="19" calcext:value-type="float">
            <text:p>19</text:p>
          </table:table-cell>
          <table:table-cell table:formula="of:=MID([.A122];[.B122]+2;900)" office:value-type="string" office:string-value="renan.calheiros@senador.leg.br" calcext:value-type="string">
            <text:p>renan.calheiros@senador.leg.br</text:p>
          </table:table-cell>
          <table:table-cell/>
        </table:table-row>
        <table:table-row table:style-name="ro2">
          <table:table-cell office:value-type="string" calcext:value-type="string">
            <text:p>61) nome civil: Ricardo de Rezende Ferraço</text:p>
          </table:table-cell>
          <table:table-cell table:formula="of:=FIND(&quot;:&quot;;[.A123];1)" office:value-type="float" office:value="15" calcext:value-type="float">
            <text:p>15</text:p>
          </table:table-cell>
          <table:table-cell table:formula="of:=MID([.A123];[.B123]+2;900)" office:value-type="string" office:string-value="Ricardo de Rezende Ferraço" calcext:value-type="string">
            <text:p>Ricardo de Rezende Ferraço</text:p>
          </table:table-cell>
          <table:table-cell table:formula="of:=CONCATENATE(&quot;{&quot;&quot;nome&quot;&quot;: &quot;&quot;&quot;;[.C123];&quot;&quot;&quot;, &quot;&quot;email&quot;&quot;: &quot;&quot;&quot;;[.C124];&quot;&quot;&quot;, &quot;&quot;enviado&quot;&quot;: 0},&quot;)" office:value-type="string" office:string-value="{&quot;nome&quot;: &quot;Ricardo de Rezende Ferraço&quot;, &quot;email&quot;: &quot;ricardo.ferraco@senador.leg.br&quot;, &quot;enviado&quot;: 0}," calcext:value-type="string">
            <text:p>{"nome": "Ricardo de Rezende Ferraço", "email": "ricardo.ferrac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icardo.ferraco@senador.leg.br" xlink:type="simple">ricardo.ferraco@senador.leg.br</text:a></text:p>
          </table:table-cell>
          <table:table-cell table:formula="of:=FIND(&quot;:&quot;;[.A124];1)" office:value-type="float" office:value="19" calcext:value-type="float">
            <text:p>19</text:p>
          </table:table-cell>
          <table:table-cell table:formula="of:=MID([.A124];[.B124]+2;900)" office:value-type="string" office:string-value="ricardo.ferraco@senador.leg.br" calcext:value-type="string">
            <text:p>ricardo.ferraco@senador.leg.br</text:p>
          </table:table-cell>
          <table:table-cell/>
        </table:table-row>
        <table:table-row table:style-name="ro2">
          <table:table-cell office:value-type="string" calcext:value-type="string">
            <text:p>62) nome civil: Roberto Requião de Mello e Silva</text:p>
          </table:table-cell>
          <table:table-cell table:formula="of:=FIND(&quot;:&quot;;[.A125];1)" office:value-type="float" office:value="15" calcext:value-type="float">
            <text:p>15</text:p>
          </table:table-cell>
          <table:table-cell table:formula="of:=MID([.A125];[.B125]+2;900)" office:value-type="string" office:string-value="Roberto Requião de Mello e Silva" calcext:value-type="string">
            <text:p>Roberto Requião de Mello e Silva</text:p>
          </table:table-cell>
          <table:table-cell table:formula="of:=CONCATENATE(&quot;{&quot;&quot;nome&quot;&quot;: &quot;&quot;&quot;;[.C125];&quot;&quot;&quot;, &quot;&quot;email&quot;&quot;: &quot;&quot;&quot;;[.C126];&quot;&quot;&quot;, &quot;&quot;enviado&quot;&quot;: 0},&quot;)" office:value-type="string" office:string-value="{&quot;nome&quot;: &quot;Roberto Requião de Mello e Silva&quot;, &quot;email&quot;: &quot;roberto.requiao@senador.leg.br&quot;, &quot;enviado&quot;: 0}," calcext:value-type="string">
            <text:p>{"nome": "Roberto Requião de Mello e Silva", "email": "roberto.requia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berto.requiao@senador.leg.br" xlink:type="simple">roberto.requiao@senador.leg.br</text:a></text:p>
          </table:table-cell>
          <table:table-cell table:formula="of:=FIND(&quot;:&quot;;[.A126];1)" office:value-type="float" office:value="19" calcext:value-type="float">
            <text:p>19</text:p>
          </table:table-cell>
          <table:table-cell table:formula="of:=MID([.A126];[.B126]+2;900)" office:value-type="string" office:string-value="roberto.requiao@senador.leg.br" calcext:value-type="string">
            <text:p>roberto.requiao@senador.leg.br</text:p>
          </table:table-cell>
          <table:table-cell/>
        </table:table-row>
        <table:table-row table:style-name="ro3">
          <table:table-cell office:value-type="string" calcext:value-type="string">
            <text:p>63) nome civil: Roberto Coelho Rocha</text:p>
          </table:table-cell>
          <table:table-cell table:formula="of:=FIND(&quot;:&quot;;[.A127];1)" office:value-type="float" office:value="15" calcext:value-type="float">
            <text:p>15</text:p>
          </table:table-cell>
          <table:table-cell table:formula="of:=MID([.A127];[.B127]+2;900)" office:value-type="string" office:string-value="Roberto Coelho Rocha" calcext:value-type="string">
            <text:p>Roberto Coelho Rocha</text:p>
          </table:table-cell>
          <table:table-cell table:formula="of:=CONCATENATE(&quot;{&quot;&quot;nome&quot;&quot;: &quot;&quot;&quot;;[.C127];&quot;&quot;&quot;, &quot;&quot;email&quot;&quot;: &quot;&quot;&quot;;[.C128];&quot;&quot;&quot;, &quot;&quot;enviado&quot;&quot;: 0},&quot;)" office:value-type="string" office:string-value="{&quot;nome&quot;: &quot;Roberto Coelho Rocha&quot;, &quot;email&quot;: &quot;robertorocha@senador.leg.br&quot;, &quot;enviado&quot;: 0}," calcext:value-type="string">
            <text:p>{"nome": "Roberto Coelho Rocha", "email": "robertoroch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bertorocha@senador.leg.br" xlink:type="simple">robertorocha@senador.leg.br</text:a></text:p>
          </table:table-cell>
          <table:table-cell table:formula="of:=FIND(&quot;:&quot;;[.A128];1)" office:value-type="float" office:value="19" calcext:value-type="float">
            <text:p>19</text:p>
          </table:table-cell>
          <table:table-cell table:formula="of:=MID([.A128];[.B128]+2;900)" office:value-type="string" office:string-value="robertorocha@senador.leg.br" calcext:value-type="string">
            <text:p>robertorocha@senador.leg.br</text:p>
          </table:table-cell>
          <table:table-cell/>
        </table:table-row>
        <table:table-row table:style-name="ro3">
          <table:table-cell office:value-type="string" calcext:value-type="string">
            <text:p>64) nome civil: Romario de Souza Faria</text:p>
          </table:table-cell>
          <table:table-cell table:formula="of:=FIND(&quot;:&quot;;[.A129];1)" office:value-type="float" office:value="15" calcext:value-type="float">
            <text:p>15</text:p>
          </table:table-cell>
          <table:table-cell table:formula="of:=MID([.A129];[.B129]+2;900)" office:value-type="string" office:string-value="Romario de Souza Faria" calcext:value-type="string">
            <text:p>Romario de Souza Faria</text:p>
          </table:table-cell>
          <table:table-cell table:formula="of:=CONCATENATE(&quot;{&quot;&quot;nome&quot;&quot;: &quot;&quot;&quot;;[.C129];&quot;&quot;&quot;, &quot;&quot;email&quot;&quot;: &quot;&quot;&quot;;[.C130];&quot;&quot;&quot;, &quot;&quot;enviado&quot;&quot;: 0},&quot;)" office:value-type="string" office:string-value="{&quot;nome&quot;: &quot;Romario de Souza Faria&quot;, &quot;email&quot;: &quot;romario@senador.leg.br&quot;, &quot;enviado&quot;: 0}," calcext:value-type="string">
            <text:p>{"nome": "Romario de Souza Faria", "email": "romari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mario@senador.leg.br" xlink:type="simple">romario@senador.leg.br</text:a></text:p>
          </table:table-cell>
          <table:table-cell table:formula="of:=FIND(&quot;:&quot;;[.A130];1)" office:value-type="float" office:value="19" calcext:value-type="float">
            <text:p>19</text:p>
          </table:table-cell>
          <table:table-cell table:formula="of:=MID([.A130];[.B130]+2;900)" office:value-type="string" office:string-value="romario@senador.leg.br" calcext:value-type="string">
            <text:p>romario@senador.leg.br</text:p>
          </table:table-cell>
          <table:table-cell/>
        </table:table-row>
        <table:table-row table:style-name="ro3">
          <table:table-cell office:value-type="string" calcext:value-type="string">
            <text:p>65) nome civil: Romero Jucá Filho</text:p>
          </table:table-cell>
          <table:table-cell table:formula="of:=FIND(&quot;:&quot;;[.A131];1)" office:value-type="float" office:value="15" calcext:value-type="float">
            <text:p>15</text:p>
          </table:table-cell>
          <table:table-cell table:formula="of:=MID([.A131];[.B131]+2;900)" office:value-type="string" office:string-value="Romero Jucá Filho" calcext:value-type="string">
            <text:p>Romero Jucá Filho</text:p>
          </table:table-cell>
          <table:table-cell table:formula="of:=CONCATENATE(&quot;{&quot;&quot;nome&quot;&quot;: &quot;&quot;&quot;;[.C131];&quot;&quot;&quot;, &quot;&quot;email&quot;&quot;: &quot;&quot;&quot;;[.C132];&quot;&quot;&quot;, &quot;&quot;enviado&quot;&quot;: 0},&quot;)" office:value-type="string" office:string-value="{&quot;nome&quot;: &quot;Romero Jucá Filho&quot;, &quot;email&quot;: &quot;romero.juca@senador.leg.br&quot;, &quot;enviado&quot;: 0}," calcext:value-type="string">
            <text:p>{"nome": "Romero Jucá Filho", "email": "romero.juc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mero.juca@senador.leg.br" xlink:type="simple">romero.juca@senador.leg.br</text:a></text:p>
          </table:table-cell>
          <table:table-cell table:formula="of:=FIND(&quot;:&quot;;[.A132];1)" office:value-type="float" office:value="19" calcext:value-type="float">
            <text:p>19</text:p>
          </table:table-cell>
          <table:table-cell table:formula="of:=MID([.A132];[.B132]+2;900)" office:value-type="string" office:string-value="romero.juca@senador.leg.br" calcext:value-type="string">
            <text:p>romero.juca@senador.leg.br</text:p>
          </table:table-cell>
          <table:table-cell/>
        </table:table-row>
        <table:table-row table:style-name="ro3">
          <table:table-cell office:value-type="string" calcext:value-type="string">
            <text:p>66) nome civil: Ronaldo Ramos Caiado</text:p>
          </table:table-cell>
          <table:table-cell table:formula="of:=FIND(&quot;:&quot;;[.A133];1)" office:value-type="float" office:value="15" calcext:value-type="float">
            <text:p>15</text:p>
          </table:table-cell>
          <table:table-cell table:formula="of:=MID([.A133];[.B133]+2;900)" office:value-type="string" office:string-value="Ronaldo Ramos Caiado" calcext:value-type="string">
            <text:p>Ronaldo Ramos Caiado</text:p>
          </table:table-cell>
          <table:table-cell table:formula="of:=CONCATENATE(&quot;{&quot;&quot;nome&quot;&quot;: &quot;&quot;&quot;;[.C133];&quot;&quot;&quot;, &quot;&quot;email&quot;&quot;: &quot;&quot;&quot;;[.C134];&quot;&quot;&quot;, &quot;&quot;enviado&quot;&quot;: 0},&quot;)" office:value-type="string" office:string-value="{&quot;nome&quot;: &quot;Ronaldo Ramos Caiado&quot;, &quot;email&quot;: &quot;ronaldo.caiado@senador.leg.br&quot;, &quot;enviado&quot;: 0}," calcext:value-type="string">
            <text:p>{"nome": "Ronaldo Ramos Caiado", "email": "ronaldo.caiad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naldo.caiado@senador.leg.br" xlink:type="simple">ronaldo.caiado@senador.leg.br</text:a></text:p>
          </table:table-cell>
          <table:table-cell table:formula="of:=FIND(&quot;:&quot;;[.A134];1)" office:value-type="float" office:value="19" calcext:value-type="float">
            <text:p>19</text:p>
          </table:table-cell>
          <table:table-cell table:formula="of:=MID([.A134];[.B134]+2;900)" office:value-type="string" office:string-value="ronaldo.caiado@senador.leg.br" calcext:value-type="string">
            <text:p>ronaldo.caiado@senador.leg.br</text:p>
          </table:table-cell>
          <table:table-cell/>
        </table:table-row>
        <table:table-row table:style-name="ro3">
          <table:table-cell office:value-type="string" calcext:value-type="string">
            <text:p>67) nome civil: Rosilda de Freitas</text:p>
          </table:table-cell>
          <table:table-cell table:formula="of:=FIND(&quot;:&quot;;[.A135];1)" office:value-type="float" office:value="15" calcext:value-type="float">
            <text:p>15</text:p>
          </table:table-cell>
          <table:table-cell table:formula="of:=MID([.A135];[.B135]+2;900)" office:value-type="string" office:string-value="Rosilda de Freitas" calcext:value-type="string">
            <text:p>Rosilda de Freitas</text:p>
          </table:table-cell>
          <table:table-cell table:formula="of:=CONCATENATE(&quot;{&quot;&quot;nome&quot;&quot;: &quot;&quot;&quot;;[.C135];&quot;&quot;&quot;, &quot;&quot;email&quot;&quot;: &quot;&quot;&quot;;[.C136];&quot;&quot;&quot;, &quot;&quot;enviado&quot;&quot;: 0},&quot;)" office:value-type="string" office:string-value="{&quot;nome&quot;: &quot;Rosilda de Freitas&quot;, &quot;email&quot;: &quot;rose.freitas@senadora.leg.br&quot;, &quot;enviado&quot;: 0}," calcext:value-type="string">
            <text:p>{"nome": "Rosilda de Freitas", "email": "rose.freitas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rose.freitas@senadora.leg.br" xlink:type="simple">rose.freitas@senadora.leg.br</text:a></text:p>
          </table:table-cell>
          <table:table-cell table:formula="of:=FIND(&quot;:&quot;;[.A136];1)" office:value-type="float" office:value="19" calcext:value-type="float">
            <text:p>19</text:p>
          </table:table-cell>
          <table:table-cell table:formula="of:=MID([.A136];[.B136]+2;900)" office:value-type="string" office:string-value="rose.freitas@senadora.leg.br" calcext:value-type="string">
            <text:p>rose.freitas@senadora.leg.br</text:p>
          </table:table-cell>
          <table:table-cell/>
        </table:table-row>
        <table:table-row table:style-name="ro2">
          <table:table-cell office:value-type="string" calcext:value-type="string">
            <text:p>68) nome civil: Sandra Backsmann Braga</text:p>
          </table:table-cell>
          <table:table-cell table:formula="of:=FIND(&quot;:&quot;;[.A137];1)" office:value-type="float" office:value="15" calcext:value-type="float">
            <text:p>15</text:p>
          </table:table-cell>
          <table:table-cell table:formula="of:=MID([.A137];[.B137]+2;900)" office:value-type="string" office:string-value="Sandra Backsmann Braga" calcext:value-type="string">
            <text:p>Sandra Backsmann Braga</text:p>
          </table:table-cell>
          <table:table-cell table:formula="of:=CONCATENATE(&quot;{&quot;&quot;nome&quot;&quot;: &quot;&quot;&quot;;[.C137];&quot;&quot;&quot;, &quot;&quot;email&quot;&quot;: &quot;&quot;&quot;;[.C138];&quot;&quot;&quot;, &quot;&quot;enviado&quot;&quot;: 0},&quot;)" office:value-type="string" office:string-value="{&quot;nome&quot;: &quot;Sandra Backsmann Braga&quot;, &quot;email&quot;: &quot;sandrabraga@senadora.leg.br&quot;, &quot;enviado&quot;: 0}," calcext:value-type="string">
            <text:p>{"nome": "Sandra Backsmann Braga", "email": "sandrabraga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sandrabraga@senadora.leg.br" xlink:type="simple">sandrabraga@senadora.leg.br</text:a></text:p>
          </table:table-cell>
          <table:table-cell table:formula="of:=FIND(&quot;:&quot;;[.A138];1)" office:value-type="float" office:value="19" calcext:value-type="float">
            <text:p>19</text:p>
          </table:table-cell>
          <table:table-cell table:formula="of:=MID([.A138];[.B138]+2;900)" office:value-type="string" office:string-value="sandrabraga@senadora.leg.br" calcext:value-type="string">
            <text:p>sandrabraga@senadora.leg.br</text:p>
          </table:table-cell>
          <table:table-cell/>
        </table:table-row>
        <table:table-row table:style-name="ro2">
          <table:table-cell office:value-type="string" calcext:value-type="string">
            <text:p>69) nome civil: Sérgio de Oliveira Cunha</text:p>
          </table:table-cell>
          <table:table-cell table:formula="of:=FIND(&quot;:&quot;;[.A139];1)" office:value-type="float" office:value="15" calcext:value-type="float">
            <text:p>15</text:p>
          </table:table-cell>
          <table:table-cell table:formula="of:=MID([.A139];[.B139]+2;900)" office:value-type="string" office:string-value="Sérgio de Oliveira Cunha" calcext:value-type="string">
            <text:p>Sérgio de Oliveira Cunha</text:p>
          </table:table-cell>
          <table:table-cell table:formula="of:=CONCATENATE(&quot;{&quot;&quot;nome&quot;&quot;: &quot;&quot;&quot;;[.C139];&quot;&quot;&quot;, &quot;&quot;email&quot;&quot;: &quot;&quot;&quot;;[.C140];&quot;&quot;&quot;, &quot;&quot;enviado&quot;&quot;: 0},&quot;)" office:value-type="string" office:string-value="{&quot;nome&quot;: &quot;Sérgio de Oliveira Cunha&quot;, &quot;email&quot;: &quot;sergio.petecao@senador.leg.br&quot;, &quot;enviado&quot;: 0}," calcext:value-type="string">
            <text:p>{"nome": "Sérgio de Oliveira Cunha", "email": "sergio.peteca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sergio.petecao@senador.leg.br" xlink:type="simple">sergio.petecao@senador.leg.br</text:a></text:p>
          </table:table-cell>
          <table:table-cell table:formula="of:=FIND(&quot;:&quot;;[.A140];1)" office:value-type="float" office:value="19" calcext:value-type="float">
            <text:p>19</text:p>
          </table:table-cell>
          <table:table-cell table:formula="of:=MID([.A140];[.B140]+2;900)" office:value-type="string" office:string-value="sergio.petecao@senador.leg.br" calcext:value-type="string">
            <text:p>sergio.petecao@senador.leg.br</text:p>
          </table:table-cell>
          <table:table-cell/>
        </table:table-row>
        <table:table-row table:style-name="ro3">
          <table:table-cell office:value-type="string" calcext:value-type="string">
            <text:p>70) nome civil: Simone Nassar Tebet</text:p>
          </table:table-cell>
          <table:table-cell table:formula="of:=FIND(&quot;:&quot;;[.A141];1)" office:value-type="float" office:value="15" calcext:value-type="float">
            <text:p>15</text:p>
          </table:table-cell>
          <table:table-cell table:formula="of:=MID([.A141];[.B141]+2;900)" office:value-type="string" office:string-value="Simone Nassar Tebet" calcext:value-type="string">
            <text:p>Simone Nassar Tebet</text:p>
          </table:table-cell>
          <table:table-cell table:formula="of:=CONCATENATE(&quot;{&quot;&quot;nome&quot;&quot;: &quot;&quot;&quot;;[.C141];&quot;&quot;&quot;, &quot;&quot;email&quot;&quot;: &quot;&quot;&quot;;[.C142];&quot;&quot;&quot;, &quot;&quot;enviado&quot;&quot;: 0},&quot;)" office:value-type="string" office:string-value="{&quot;nome&quot;: &quot;Simone Nassar Tebet&quot;, &quot;email&quot;: &quot;simone.tebet@senadora.leg.br&quot;, &quot;enviado&quot;: 0}," calcext:value-type="string">
            <text:p>{"nome": "Simone Nassar Tebet", "email": "simone.tebet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simone.tebet@senadora.leg.br" xlink:type="simple">simone.tebet@senadora.leg.br</text:a></text:p>
          </table:table-cell>
          <table:table-cell table:formula="of:=FIND(&quot;:&quot;;[.A142];1)" office:value-type="float" office:value="19" calcext:value-type="float">
            <text:p>19</text:p>
          </table:table-cell>
          <table:table-cell table:formula="of:=MID([.A142];[.B142]+2;900)" office:value-type="string" office:string-value="simone.tebet@senadora.leg.br" calcext:value-type="string">
            <text:p>simone.tebet@senadora.leg.br</text:p>
          </table:table-cell>
          <table:table-cell/>
        </table:table-row>
        <table:table-row table:style-name="ro2">
          <table:table-cell office:value-type="string" calcext:value-type="string">
            <text:p>71) nome civil: Tasso Ribeiro Jereissati</text:p>
          </table:table-cell>
          <table:table-cell table:formula="of:=FIND(&quot;:&quot;;[.A143];1)" office:value-type="float" office:value="15" calcext:value-type="float">
            <text:p>15</text:p>
          </table:table-cell>
          <table:table-cell table:formula="of:=MID([.A143];[.B143]+2;900)" office:value-type="string" office:string-value="Tasso Ribeiro Jereissati" calcext:value-type="string">
            <text:p>Tasso Ribeiro Jereissati</text:p>
          </table:table-cell>
          <table:table-cell table:formula="of:=CONCATENATE(&quot;{&quot;&quot;nome&quot;&quot;: &quot;&quot;&quot;;[.C143];&quot;&quot;&quot;, &quot;&quot;email&quot;&quot;: &quot;&quot;&quot;;[.C144];&quot;&quot;&quot;, &quot;&quot;enviado&quot;&quot;: 0},&quot;)" office:value-type="string" office:string-value="{&quot;nome&quot;: &quot;Tasso Ribeiro Jereissati&quot;, &quot;email&quot;: &quot;tasso.jereissati@senador.leg.br&quot;, &quot;enviado&quot;: 0}," calcext:value-type="string">
            <text:p>{"nome": "Tasso Ribeiro Jereissati", "email": "tasso.jereissati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tasso.jereissati@senador.leg.br" xlink:type="simple">tasso.jereissati@senador.leg.br</text:a></text:p>
          </table:table-cell>
          <table:table-cell table:formula="of:=FIND(&quot;:&quot;;[.A144];1)" office:value-type="float" office:value="19" calcext:value-type="float">
            <text:p>19</text:p>
          </table:table-cell>
          <table:table-cell table:formula="of:=MID([.A144];[.B144]+2;900)" office:value-type="string" office:string-value="tasso.jereissati@senador.leg.br" calcext:value-type="string">
            <text:p>tasso.jereissati@senador.leg.br</text:p>
          </table:table-cell>
          <table:table-cell/>
        </table:table-row>
        <table:table-row table:style-name="ro2">
          <table:table-cell office:value-type="string" calcext:value-type="string">
            <text:p>72) nome civil: Telmário Mota de Oliveira</text:p>
          </table:table-cell>
          <table:table-cell table:formula="of:=FIND(&quot;:&quot;;[.A145];1)" office:value-type="float" office:value="15" calcext:value-type="float">
            <text:p>15</text:p>
          </table:table-cell>
          <table:table-cell table:formula="of:=MID([.A145];[.B145]+2;900)" office:value-type="string" office:string-value="Telmário Mota de Oliveira" calcext:value-type="string">
            <text:p>Telmário Mota de Oliveira</text:p>
          </table:table-cell>
          <table:table-cell table:formula="of:=CONCATENATE(&quot;{&quot;&quot;nome&quot;&quot;: &quot;&quot;&quot;;[.C145];&quot;&quot;&quot;, &quot;&quot;email&quot;&quot;: &quot;&quot;&quot;;[.C146];&quot;&quot;&quot;, &quot;&quot;enviado&quot;&quot;: 0},&quot;)" office:value-type="string" office:string-value="{&quot;nome&quot;: &quot;Telmário Mota de Oliveira&quot;, &quot;email&quot;: &quot;telmariomota@senador.leg.br&quot;, &quot;enviado&quot;: 0}," calcext:value-type="string">
            <text:p>{"nome": "Telmário Mota de Oliveira", "email": "telmariomot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telmariomota@senador.leg.br" xlink:type="simple">telmariomota@senador.leg.br</text:a></text:p>
          </table:table-cell>
          <table:table-cell table:formula="of:=FIND(&quot;:&quot;;[.A146];1)" office:value-type="float" office:value="19" calcext:value-type="float">
            <text:p>19</text:p>
          </table:table-cell>
          <table:table-cell table:formula="of:=MID([.A146];[.B146]+2;900)" office:value-type="string" office:string-value="telmariomota@senador.leg.br" calcext:value-type="string">
            <text:p>telmariomota@senador.leg.br</text:p>
          </table:table-cell>
          <table:table-cell/>
        </table:table-row>
        <table:table-row table:style-name="ro2">
          <table:table-cell office:value-type="string" calcext:value-type="string">
            <text:p>73) nome civil: Valdir Raupp de Matos</text:p>
          </table:table-cell>
          <table:table-cell table:formula="of:=FIND(&quot;:&quot;;[.A147];1)" office:value-type="float" office:value="15" calcext:value-type="float">
            <text:p>15</text:p>
          </table:table-cell>
          <table:table-cell table:formula="of:=MID([.A147];[.B147]+2;900)" office:value-type="string" office:string-value="Valdir Raupp de Matos" calcext:value-type="string">
            <text:p>Valdir Raupp de Matos</text:p>
          </table:table-cell>
          <table:table-cell table:formula="of:=CONCATENATE(&quot;{&quot;&quot;nome&quot;&quot;: &quot;&quot;&quot;;[.C147];&quot;&quot;&quot;, &quot;&quot;email&quot;&quot;: &quot;&quot;&quot;;[.C148];&quot;&quot;&quot;, &quot;&quot;enviado&quot;&quot;: 0},&quot;)" office:value-type="string" office:string-value="{&quot;nome&quot;: &quot;Valdir Raupp de Matos&quot;, &quot;email&quot;: &quot;valdir.raupp@senador.leg.br&quot;, &quot;enviado&quot;: 0}," calcext:value-type="string">
            <text:p>{"nome": "Valdir Raupp de Matos", "email": "valdir.raupp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valdir.raupp@senador.leg.br" xlink:type="simple">valdir.raupp@senador.leg.br</text:a></text:p>
          </table:table-cell>
          <table:table-cell table:formula="of:=FIND(&quot;:&quot;;[.A148];1)" office:value-type="float" office:value="19" calcext:value-type="float">
            <text:p>19</text:p>
          </table:table-cell>
          <table:table-cell table:formula="of:=MID([.A148];[.B148]+2;900)" office:value-type="string" office:string-value="valdir.raupp@senador.leg.br" calcext:value-type="string">
            <text:p>valdir.raupp@senador.leg.br</text:p>
          </table:table-cell>
          <table:table-cell/>
        </table:table-row>
        <table:table-row table:style-name="ro3">
          <table:table-cell office:value-type="string" calcext:value-type="string">
            <text:p>74) nome civil: Vanessa Grazziotin</text:p>
          </table:table-cell>
          <table:table-cell table:formula="of:=FIND(&quot;:&quot;;[.A149];1)" office:value-type="float" office:value="15" calcext:value-type="float">
            <text:p>15</text:p>
          </table:table-cell>
          <table:table-cell table:formula="of:=MID([.A149];[.B149]+2;900)" office:value-type="string" office:string-value="Vanessa Grazziotin" calcext:value-type="string">
            <text:p>Vanessa Grazziotin</text:p>
          </table:table-cell>
          <table:table-cell table:formula="of:=CONCATENATE(&quot;{&quot;&quot;nome&quot;&quot;: &quot;&quot;&quot;;[.C149];&quot;&quot;&quot;, &quot;&quot;email&quot;&quot;: &quot;&quot;&quot;;[.C150];&quot;&quot;&quot;, &quot;&quot;enviado&quot;&quot;: 0},&quot;)" office:value-type="string" office:string-value="{&quot;nome&quot;: &quot;Vanessa Grazziotin&quot;, &quot;email&quot;: &quot;vanessa.grazziotin@senadora.leg.br&quot;, &quot;enviado&quot;: 0}," calcext:value-type="string">
            <text:p>{"nome": "Vanessa Grazziotin", "email": "vanessa.grazziotin@senadora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vanessa.grazziotin@senadora.leg.br" xlink:type="simple">vanessa.grazziotin@senadora.leg.br</text:a></text:p>
          </table:table-cell>
          <table:table-cell table:formula="of:=FIND(&quot;:&quot;;[.A150];1)" office:value-type="float" office:value="19" calcext:value-type="float">
            <text:p>19</text:p>
          </table:table-cell>
          <table:table-cell table:formula="of:=MID([.A150];[.B150]+2;900)" office:value-type="string" office:string-value="vanessa.grazziotin@senadora.leg.br" calcext:value-type="string">
            <text:p>vanessa.grazziotin@senadora.leg.br</text:p>
          </table:table-cell>
          <table:table-cell/>
        </table:table-row>
        <table:table-row table:style-name="ro2">
          <table:table-cell office:value-type="string" calcext:value-type="string">
            <text:p>75) nome civil: Vicente Alves de Oliveira</text:p>
          </table:table-cell>
          <table:table-cell table:formula="of:=FIND(&quot;:&quot;;[.A151];1)" office:value-type="float" office:value="15" calcext:value-type="float">
            <text:p>15</text:p>
          </table:table-cell>
          <table:table-cell table:formula="of:=MID([.A151];[.B151]+2;900)" office:value-type="string" office:string-value="Vicente Alves de Oliveira" calcext:value-type="string">
            <text:p>Vicente Alves de Oliveira</text:p>
          </table:table-cell>
          <table:table-cell table:formula="of:=CONCATENATE(&quot;{&quot;&quot;nome&quot;&quot;: &quot;&quot;&quot;;[.C151];&quot;&quot;&quot;, &quot;&quot;email&quot;&quot;: &quot;&quot;&quot;;[.C152];&quot;&quot;&quot;, &quot;&quot;enviado&quot;&quot;: 0},&quot;)" office:value-type="string" office:string-value="{&quot;nome&quot;: &quot;Vicente Alves de Oliveira&quot;, &quot;email&quot;: &quot;vicentinho.alves@senador.leg.br&quot;, &quot;enviado&quot;: 0}," calcext:value-type="string">
            <text:p>{"nome": "Vicente Alves de Oliveira", "email": "vicentinho.alv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vicentinho.alves@senador.leg.br" xlink:type="simple">vicentinho.alves@senador.leg.br</text:a></text:p>
          </table:table-cell>
          <table:table-cell table:formula="of:=FIND(&quot;:&quot;;[.A152];1)" office:value-type="float" office:value="19" calcext:value-type="float">
            <text:p>19</text:p>
          </table:table-cell>
          <table:table-cell table:formula="of:=MID([.A152];[.B152]+2;900)" office:value-type="string" office:string-value="vicentinho.alves@senador.leg.br" calcext:value-type="string">
            <text:p>vicentinho.alves@senador.leg.br</text:p>
          </table:table-cell>
          <table:table-cell/>
        </table:table-row>
        <table:table-row table:style-name="ro4">
          <table:table-cell office:value-type="string" calcext:value-type="string">
            <text:p>76) nome civil: Waldemir Moka Miranda de Britto</text:p>
          </table:table-cell>
          <table:table-cell table:formula="of:=FIND(&quot;:&quot;;[.A153];1)" office:value-type="float" office:value="15" calcext:value-type="float">
            <text:p>15</text:p>
          </table:table-cell>
          <table:table-cell table:formula="of:=MID([.A153];[.B153]+2;900)" office:value-type="string" office:string-value="Waldemir Moka Miranda de Britto" calcext:value-type="string">
            <text:p>Waldemir Moka Miranda de Britto</text:p>
          </table:table-cell>
          <table:table-cell table:formula="of:=CONCATENATE(&quot;{&quot;&quot;nome&quot;&quot;: &quot;&quot;&quot;;[.C153];&quot;&quot;&quot;, &quot;&quot;email&quot;&quot;: &quot;&quot;&quot;;[.C154];&quot;&quot;&quot;, &quot;&quot;enviado&quot;&quot;: 0},&quot;)" office:value-type="string" office:string-value="{&quot;nome&quot;: &quot;Waldemir Moka Miranda de Britto&quot;, &quot;email&quot;: &quot;waldemir.moka@senador.leg.br&quot;, &quot;enviado&quot;: 0}," calcext:value-type="string">
            <text:p>{"nome": "Waldemir Moka Miranda de Britto", "email": "waldemir.mok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waldemir.moka@senador.leg.br" xlink:type="simple">waldemir.moka@senador.leg.br</text:a></text:p>
          </table:table-cell>
          <table:table-cell table:formula="of:=FIND(&quot;:&quot;;[.A154];1)" office:value-type="float" office:value="19" calcext:value-type="float">
            <text:p>19</text:p>
          </table:table-cell>
          <table:table-cell table:formula="of:=MID([.A154];[.B154]+2;900)" office:value-type="string" office:string-value="waldemir.moka@senador.leg.br" calcext:value-type="string">
            <text:p>waldemir.moka@senador.leg.br</text:p>
          </table:table-cell>
          <table:table-cell/>
        </table:table-row>
        <table:table-row table:style-name="ro2">
          <table:table-cell office:value-type="string" calcext:value-type="string">
            <text:p>77) nome civil: Walter de Freitas Pinheiro</text:p>
          </table:table-cell>
          <table:table-cell table:formula="of:=FIND(&quot;:&quot;;[.A155];1)" office:value-type="float" office:value="15" calcext:value-type="float">
            <text:p>15</text:p>
          </table:table-cell>
          <table:table-cell table:formula="of:=MID([.A155];[.B155]+2;900)" office:value-type="string" office:string-value="Walter de Freitas Pinheiro" calcext:value-type="string">
            <text:p>Walter de Freitas Pinheiro</text:p>
          </table:table-cell>
          <table:table-cell table:formula="of:=CONCATENATE(&quot;{&quot;&quot;nome&quot;&quot;: &quot;&quot;&quot;;[.C155];&quot;&quot;&quot;, &quot;&quot;email&quot;&quot;: &quot;&quot;&quot;;[.C156];&quot;&quot;&quot;, &quot;&quot;enviado&quot;&quot;: 0},&quot;)" office:value-type="string" office:string-value="{&quot;nome&quot;: &quot;Walter de Freitas Pinheiro&quot;, &quot;email&quot;: &quot;pinheiro@senador.leg.br&quot;, &quot;enviado&quot;: 0}," calcext:value-type="string">
            <text:p>{"nome": "Walter de Freitas Pinheiro", "email": "pinheiro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pinheiro@senador.leg.br" xlink:type="simple">pinheiro@senador.leg.br</text:a></text:p>
          </table:table-cell>
          <table:table-cell table:formula="of:=FIND(&quot;:&quot;;[.A156];1)" office:value-type="float" office:value="19" calcext:value-type="float">
            <text:p>19</text:p>
          </table:table-cell>
          <table:table-cell table:formula="of:=MID([.A156];[.B156]+2;900)" office:value-type="string" office:string-value="pinheiro@senador.leg.br" calcext:value-type="string">
            <text:p>pinheiro@senador.leg.br</text:p>
          </table:table-cell>
          <table:table-cell/>
        </table:table-row>
        <table:table-row table:style-name="ro2">
          <table:table-cell office:value-type="string" calcext:value-type="string">
            <text:p>78) nome civil: Wellington Antonio Fagundes</text:p>
          </table:table-cell>
          <table:table-cell table:formula="of:=FIND(&quot;:&quot;;[.A157];1)" office:value-type="float" office:value="15" calcext:value-type="float">
            <text:p>15</text:p>
          </table:table-cell>
          <table:table-cell table:formula="of:=MID([.A157];[.B157]+2;900)" office:value-type="string" office:string-value="Wellington Antonio Fagundes" calcext:value-type="string">
            <text:p>Wellington Antonio Fagundes</text:p>
          </table:table-cell>
          <table:table-cell table:formula="of:=CONCATENATE(&quot;{&quot;&quot;nome&quot;&quot;: &quot;&quot;&quot;;[.C157];&quot;&quot;&quot;, &quot;&quot;email&quot;&quot;: &quot;&quot;&quot;;[.C158];&quot;&quot;&quot;, &quot;&quot;enviado&quot;&quot;: 0},&quot;)" office:value-type="string" office:string-value="{&quot;nome&quot;: &quot;Wellington Antonio Fagundes&quot;, &quot;email&quot;: &quot;wellington.fagundes@senador.leg.br&quot;, &quot;enviado&quot;: 0}," calcext:value-type="string">
            <text:p>{"nome": "Wellington Antonio Fagundes", "email": "wellington.fagunde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wellington.fagundes@senador.leg.br" xlink:type="simple">wellington.fagundes@senador.leg.br</text:a></text:p>
          </table:table-cell>
          <table:table-cell table:formula="of:=FIND(&quot;:&quot;;[.A158];1)" office:value-type="float" office:value="19" calcext:value-type="float">
            <text:p>19</text:p>
          </table:table-cell>
          <table:table-cell table:formula="of:=MID([.A158];[.B158]+2;900)" office:value-type="string" office:string-value="wellington.fagundes@senador.leg.br" calcext:value-type="string">
            <text:p>wellington.fagundes@senador.leg.br</text:p>
          </table:table-cell>
          <table:table-cell/>
        </table:table-row>
        <table:table-row table:style-name="ro2">
          <table:table-cell office:value-type="string" calcext:value-type="string">
            <text:p>79) nome civil: Wilder Pedro de Morais</text:p>
          </table:table-cell>
          <table:table-cell table:formula="of:=FIND(&quot;:&quot;;[.A159];1)" office:value-type="float" office:value="15" calcext:value-type="float">
            <text:p>15</text:p>
          </table:table-cell>
          <table:table-cell table:formula="of:=MID([.A159];[.B159]+2;900)" office:value-type="string" office:string-value="Wilder Pedro de Morais" calcext:value-type="string">
            <text:p>Wilder Pedro de Morais</text:p>
          </table:table-cell>
          <table:table-cell table:formula="of:=CONCATENATE(&quot;{&quot;&quot;nome&quot;&quot;: &quot;&quot;&quot;;[.C159];&quot;&quot;&quot;, &quot;&quot;email&quot;&quot;: &quot;&quot;&quot;;[.C160];&quot;&quot;&quot;, &quot;&quot;enviado&quot;&quot;: 0},&quot;)" office:value-type="string" office:string-value="{&quot;nome&quot;: &quot;Wilder Pedro de Morais&quot;, &quot;email&quot;: &quot;wilder.morais@senador.leg.br&quot;, &quot;enviado&quot;: 0}," calcext:value-type="string">
            <text:p>{"nome": "Wilder Pedro de Morais", "email": "wilder.morais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wilder.morais@senador.leg.br" xlink:type="simple">wilder.morais@senador.leg.br</text:a></text:p>
          </table:table-cell>
          <table:table-cell table:formula="of:=FIND(&quot;:&quot;;[.A160];1)" office:value-type="float" office:value="19" calcext:value-type="float">
            <text:p>19</text:p>
          </table:table-cell>
          <table:table-cell table:formula="of:=MID([.A160];[.B160]+2;900)" office:value-type="string" office:string-value="wilder.morais@senador.leg.br" calcext:value-type="string">
            <text:p>wilder.morais@senador.leg.br</text:p>
          </table:table-cell>
          <table:table-cell/>
        </table:table-row>
        <table:table-row table:style-name="ro2">
          <table:table-cell office:value-type="string" calcext:value-type="string">
            <text:p>80) nome civil: José Perrella de Oliveira Costa</text:p>
          </table:table-cell>
          <table:table-cell table:formula="of:=FIND(&quot;:&quot;;[.A161];1)" office:value-type="float" office:value="15" calcext:value-type="float">
            <text:p>15</text:p>
          </table:table-cell>
          <table:table-cell table:formula="of:=MID([.A161];[.B161]+2;900)" office:value-type="string" office:string-value="José Perrella de Oliveira Costa" calcext:value-type="string">
            <text:p>José Perrella de Oliveira Costa</text:p>
          </table:table-cell>
          <table:table-cell table:formula="of:=CONCATENATE(&quot;{&quot;&quot;nome&quot;&quot;: &quot;&quot;&quot;;[.C161];&quot;&quot;&quot;, &quot;&quot;email&quot;&quot;: &quot;&quot;&quot;;[.C162];&quot;&quot;&quot;, &quot;&quot;enviado&quot;&quot;: 0},&quot;)" office:value-type="string" office:string-value="{&quot;nome&quot;: &quot;José Perrella de Oliveira Costa&quot;, &quot;email&quot;: &quot;zeze.perrella@senador.leg.br&quot;, &quot;enviado&quot;: 0}," calcext:value-type="string">
            <text:p>{"nome": "José Perrella de Oliveira Costa", "email": "zeze.perrella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zeze.perrella@senador.leg.br" xlink:type="simple">zeze.perrella@senador.leg.br</text:a></text:p>
          </table:table-cell>
          <table:table-cell table:formula="of:=FIND(&quot;:&quot;;[.A162];1)" office:value-type="float" office:value="19" calcext:value-type="float">
            <text:p>19</text:p>
          </table:table-cell>
          <table:table-cell table:formula="of:=MID([.A162];[.B162]+2;900)" office:value-type="string" office:string-value="zeze.perrella@senador.leg.br" calcext:value-type="string">
            <text:p>zeze.perrella@senador.leg.br</text:p>
          </table:table-cell>
          <table:table-cell/>
        </table:table-row>
        <table:table-row table:style-name="ro3">
          <table:table-cell office:value-type="string" calcext:value-type="string">
            <text:p>81) nome civil: Dário Elias Berger</text:p>
          </table:table-cell>
          <table:table-cell table:formula="of:=FIND(&quot;:&quot;;[.A163];1)" office:value-type="float" office:value="15" calcext:value-type="float">
            <text:p>15</text:p>
          </table:table-cell>
          <table:table-cell table:formula="of:=MID([.A163];[.B163]+2;900)" office:value-type="string" office:string-value="Dário Elias Berger" calcext:value-type="string">
            <text:p>Dário Elias Berger</text:p>
          </table:table-cell>
          <table:table-cell table:formula="of:=CONCATENATE(&quot;{&quot;&quot;nome&quot;&quot;: &quot;&quot;&quot;;[.C163];&quot;&quot;&quot;, &quot;&quot;email&quot;&quot;: &quot;&quot;&quot;;[.C164];&quot;&quot;&quot;, &quot;&quot;enviado&quot;&quot;: 0},&quot;)" office:value-type="string" office:string-value="{&quot;nome&quot;: &quot;Dário Elias Berger&quot;, &quot;email&quot;: &quot;dario.berger@senador.leg.br&quot;, &quot;enviado&quot;: 0}," calcext:value-type="string">
            <text:p>{"nome": "Dário Elias Berger", "email": "dario.berger@senador.leg.br", "enviado": 0},</text:p>
          </table:table-cell>
        </table:table-row>
        <table:table-row table:style-name="ro3">
          <table:table-cell office:value-type="string" calcext:value-type="string">
            <text:p>correio eletrônico: <text:a xlink:href="mailto:dario.berger@senador.leg.br" xlink:type="simple">dario.berger@senador.leg.br</text:a></text:p>
          </table:table-cell>
          <table:table-cell table:formula="of:=FIND(&quot;:&quot;;[.A164];1)" office:value-type="float" office:value="19" calcext:value-type="float">
            <text:p>19</text:p>
          </table:table-cell>
          <table:table-cell table:formula="of:=MID([.A164];[.B164]+2;900)" office:value-type="string" office:string-value="dario.berger@senador.leg.br" calcext:value-type="string">
            <text:p>dario.berger@senador.leg.br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formula="of:=CONCATENATE(&quot;{&quot;&quot;nome&quot;&quot;: &quot;&quot;&quot;;[.C165];&quot;&quot;&quot;, &quot;&quot;email&quot;&quot;: &quot;&quot;&quot;;[.C166];&quot;&quot;&quot;, &quot;&quot;enviado&quot;&quot;: 0},&quot;)" office:value-type="string" office:string-value="{&quot;nome&quot;: &quot;&quot;, &quot;email&quot;: &quot;&quot;, &quot;enviado&quot;: 0}," calcext:value-type="string">
            <text:p>{"nome": "", "email": "", "enviado": 0},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{"nome": "Acir Marcos Gurgacz", "email": "acir@senador.leg.br", "enviado": 0},</text:p>
          </table:table-cell>
        </table:table-row>
        <table:table-row table:style-name="ro1">
          <table:table-cell office:value-type="string" calcext:value-type="string">
            <text:p>{"nome": "Aécio Neves da Cunha", "email": "aecio.neves@senador.leg.br", "enviado": 0},</text:p>
          </table:table-cell>
        </table:table-row>
        <table:table-row table:style-name="ro1">
          <table:table-cell office:value-type="string" calcext:value-type="string">
            <text:p>{"nome": "Aloysio Nunes Ferreira Filho", "email": "aloysionunes.ferreira@senador.leg.br", "enviado": 0},</text:p>
          </table:table-cell>
        </table:table-row>
        <table:table-row table:style-name="ro1">
          <table:table-cell office:value-type="string" calcext:value-type="string">
            <text:p>{"nome": "Alvaro Fernandes Dias", "email": "alvarodias@senador.leg.br", "enviado": 0},</text:p>
          </table:table-cell>
        </table:table-row>
        <table:table-row table:style-name="ro1">
          <table:table-cell office:value-type="string" calcext:value-type="string">
            <text:p>{"nome": "Ana Amélia de Lemos", "email": "ana.amelia@senadora.leg.br", "enviado": 0},</text:p>
          </table:table-cell>
        </table:table-row>
        <table:table-row table:style-name="ro1">
          <table:table-cell office:value-type="string" calcext:value-type="string">
            <text:p>{"nome": "Angela Maria Gomes Portela", "email": "angela.portela@senadora.leg.br", "enviado": 0},</text:p>
          </table:table-cell>
        </table:table-row>
        <table:table-row table:style-name="ro1">
          <table:table-cell office:value-type="string" calcext:value-type="string">
            <text:p>{"nome": "Antonio Augusto Junho Anastasia", "email": "antonio.anastasia@senador.leg.br", "enviado": 0},</text:p>
          </table:table-cell>
        </table:table-row>
        <table:table-row table:style-name="ro1">
          <table:table-cell office:value-type="string" calcext:value-type="string">
            <text:p>{"nome": "Antonio Carlos Valadares", "email": "antonio.carlos.valadares@senador.leg.br", "enviado": 0},</text:p>
          </table:table-cell>
        </table:table-row>
        <table:table-row table:style-name="ro1">
          <table:table-cell office:value-type="string" calcext:value-type="string">
            <text:p>{"nome": "Ataídes de Oliveira", "email": "ataides.oliveira@senador.leg.br", "enviado": 0},</text:p>
          </table:table-cell>
        </table:table-row>
        <table:table-row table:style-name="ro1">
          <table:table-cell office:value-type="string" calcext:value-type="string">
            <text:p>{"nome": "Benedito de Lira", "email": "benedito.lira@senador.leg.br", "enviado": 0},</text:p>
          </table:table-cell>
        </table:table-row>
        <table:table-row table:style-name="ro1">
          <table:table-cell office:value-type="string" calcext:value-type="string">
            <text:p>{"nome": "Blairo Borges Maggi", "email": "blairo.maggi@senador.leg.br", "enviado": 0},</text:p>
          </table:table-cell>
        </table:table-row>
        <table:table-row table:style-name="ro1">
          <table:table-cell office:value-type="string" calcext:value-type="string">
            <text:p>{"nome": "Cássio Rodrigues da Cunha Lima", "email": "cassio.cunha.lima@senador.leg.br", "enviado": 0},</text:p>
          </table:table-cell>
        </table:table-row>
        <table:table-row table:style-name="ro1">
          <table:table-cell office:value-type="string" calcext:value-type="string">
            <text:p>{"nome": "Ciro Nogueira Lima Filho", "email": "ciro.nogueira@senador.leg.br", "enviado": 0},</text:p>
          </table:table-cell>
        </table:table-row>
        <table:table-row table:style-name="ro1">
          <table:table-cell office:value-type="string" calcext:value-type="string">
            <text:p>{"nome": "Cristovam Ricardo Cavalcanti Buarque", "email": "cristovam.buarque@senador.leg.br", "enviado": 0},</text:p>
          </table:table-cell>
        </table:table-row>
        <table:table-row table:style-name="ro1">
          <table:table-cell office:value-type="string" calcext:value-type="string">
            <text:p>{"nome": "Dalírio José Beber", "email": "dalirio.beber@senador.leg.br", "enviado": 0},</text:p>
          </table:table-cell>
        </table:table-row>
        <table:table-row table:style-name="ro1">
          <table:table-cell office:value-type="string" calcext:value-type="string">
            <text:p>{"nome": "Dário Elias Berger", "email": "dario.berger@senador.leg.br", "enviado": 0},</text:p>
          </table:table-cell>
        </table:table-row>
        <table:table-row table:style-name="ro1">
          <table:table-cell office:value-type="string" calcext:value-type="string">
            <text:p>{"nome": "David Samuel Alcolumbre Tobelem", "email": "davi.alcolumbre@senador.leg.br", "enviado": 0},</text:p>
          </table:table-cell>
        </table:table-row>
        <table:table-row table:style-name="ro1">
          <table:table-cell office:value-type="string" calcext:value-type="string">
            <text:p>{"nome": "Delcídio do Amaral Gomez", "email": "delcidio.amaral@senador.leg.br", "enviado": 0},</text:p>
          </table:table-cell>
        </table:table-row>
        <table:table-row table:style-name="ro1">
          <table:table-cell office:value-type="string" calcext:value-type="string">
            <text:p>{"nome": "Divino Donizeti Borges Nogueira", "email": "donizeti.nogueira@senador.leg.br", "enviado": 0},</text:p>
          </table:table-cell>
        </table:table-row>
        <table:table-row table:style-name="ro1">
          <table:table-cell office:value-type="string" calcext:value-type="string">
            <text:p>{"nome": "Douglas Mauricio Ramos Cintra", "email": "douglas.cintra@senador.leg.br", "enviado": 0},</text:p>
          </table:table-cell>
        </table:table-row>
        <table:table-row table:style-name="ro1">
          <table:table-cell office:value-type="string" calcext:value-type="string">
            <text:p>{"nome": "Edison Lobão", "email": "edison.lobao@senador.leg.br", "enviado": 0},</text:p>
          </table:table-cell>
        </table:table-row>
        <table:table-row table:style-name="ro1">
          <table:table-cell office:value-type="string" calcext:value-type="string">
            <text:p>{"nome": "Eduardo Alves do Amorim", "email": "eduardo.amorim@senador.leg.br", "enviado": 0},</text:p>
          </table:table-cell>
        </table:table-row>
        <table:table-row table:style-name="ro1">
          <table:table-cell office:value-type="string" calcext:value-type="string">
            <text:p>{"nome": "Elmano Férrer de Almeida", "email": "elmano.ferrer@senador.leg.br", "enviado": 0},</text:p>
          </table:table-cell>
        </table:table-row>
        <table:table-row table:style-name="ro1">
          <table:table-cell office:value-type="string" calcext:value-type="string">
            <text:p>{"nome": "Eunício Lopes de Oliveira", "email": "eunicio.oliveira@senador.leg.br", "enviado": 0},</text:p>
          </table:table-cell>
        </table:table-row>
        <table:table-row table:style-name="ro1">
          <table:table-cell office:value-type="string" calcext:value-type="string">
            <text:p>{"nome": "Fernando Affonso Collor de Mello", "email": "fernando.collor@senador.leg.br", "enviado": 0},</text:p>
          </table:table-cell>
        </table:table-row>
        <table:table-row table:style-name="ro1">
          <table:table-cell office:value-type="string" calcext:value-type="string">
            <text:p>{"nome": "Fernando Bezerra de Souza Coelho", "email": "fernandobezerracoelho@senador.leg.br", "enviado": 0},</text:p>
          </table:table-cell>
        </table:table-row>
        <table:table-row table:style-name="ro1">
          <table:table-cell office:value-type="string" calcext:value-type="string">
            <text:p>{"nome": "Fernando de Souza Flexa Ribeiro", "email": "flexa.ribeiro@senador.leg.br", "enviado": 0},</text:p>
          </table:table-cell>
        </table:table-row>
        <table:table-row table:style-name="ro1">
          <table:table-cell office:value-type="string" calcext:value-type="string">
            <text:p>{"nome": "Garibaldi Alves Filho", "email": "garibaldi.alves@senador.leg.br", "enviado": 0},</text:p>
          </table:table-cell>
        </table:table-row>
        <table:table-row table:style-name="ro1">
          <table:table-cell office:value-type="string" calcext:value-type="string">
            <text:p>{"nome": "Gladson de Lima Cameli", "email": "gladson.cameli@senador.leg.br", "enviado": 0},</text:p>
          </table:table-cell>
        </table:table-row>
        <table:table-row table:style-name="ro1">
          <table:table-cell office:value-type="string" calcext:value-type="string">
            <text:p>{"nome": "Gleisi Helena Hoffmann", "email": "gleisi@senadora.leg.br", "enviado": 0},</text:p>
          </table:table-cell>
        </table:table-row>
        <table:table-row table:style-name="ro1">
          <table:table-cell office:value-type="string" calcext:value-type="string">
            <text:p>{"nome": "Hélio José da Silva Lima", "email": "heliojose@senador.leg.br", "enviado": 0},</text:p>
          </table:table-cell>
        </table:table-row>
        <table:table-row table:style-name="ro1">
          <table:table-cell office:value-type="string" calcext:value-type="string">
            <text:p>{"nome": "Humberto Sérgio Costa Lima", "email": "humberto.costa@senador.leg.br", "enviado": 0},</text:p>
          </table:table-cell>
        </table:table-row>
        <table:table-row table:style-name="ro1">
          <table:table-cell office:value-type="string" calcext:value-type="string">
            <text:p>{"nome": "Ivo Narciso Cassol", "email": "ivo.cassol@senador.leg.br", "enviado": 0},</text:p>
          </table:table-cell>
        </table:table-row>
        <table:table-row table:style-name="ro1">
          <table:table-cell office:value-type="string" calcext:value-type="string">
            <text:p>{"nome": "Jader Fontenelle Barbalho", "email": "jader.barbalho@senador.leg.br", "enviado": 0},</text:p>
          </table:table-cell>
        </table:table-row>
        <table:table-row table:style-name="ro1">
          <table:table-cell office:value-type="string" calcext:value-type="string">
            <text:p>{"nome": "João Alberto de Souza", "email": "joao.alberto.souza@senador.leg.br", "enviado": 0},</text:p>
          </table:table-cell>
        </table:table-row>
        <table:table-row table:style-name="ro1">
          <table:table-cell office:value-type="string" calcext:value-type="string">
            <text:p>{"nome": "João Alberto Rodrigues Capiberibe", "email": "joao.capiberibe@senador.leg.br", "enviado": 0},</text:p>
          </table:table-cell>
        </table:table-row>
        <table:table-row table:style-name="ro1">
          <table:table-cell office:value-type="string" calcext:value-type="string">
            <text:p>{"nome": "Jorge Ney Viana Macedo Neves", "email": "jorge.viana@senador.leg.br", "enviado": 0},</text:p>
          </table:table-cell>
        </table:table-row>
        <table:table-row table:style-name="ro1">
          <table:table-cell office:value-type="string" calcext:value-type="string">
            <text:p>{"nome": "José Agripino Maia", "email": "jose.agripino@senador.leg.br", "enviado": 0},</text:p>
          </table:table-cell>
        </table:table-row>
        <table:table-row table:style-name="ro1">
          <table:table-cell office:value-type="string" calcext:value-type="string">
            <text:p>{"nome": "José Antônio Machado Reguffe", "email": "reguffe@senador.leg.br", "enviado": 0},</text:p>
          </table:table-cell>
        </table:table-row>
        <table:table-row table:style-name="ro1">
          <table:table-cell office:value-type="string" calcext:value-type="string">
            <text:p>{"nome": "José Antônio Medeiros", "email": "josemedeiros@senador.leg.br", "enviado": 0},</text:p>
          </table:table-cell>
        </table:table-row>
        <table:table-row table:style-name="ro1">
          <table:table-cell office:value-type="string" calcext:value-type="string">
            <text:p>{"nome": "José Barroso Pimentel", "email": "jose.pimentel@senador.leg.br", "enviado": 0},</text:p>
          </table:table-cell>
        </table:table-row>
        <table:table-row table:style-name="ro1">
          <table:table-cell office:value-type="string" calcext:value-type="string">
            <text:p>{"nome": "José Perrella de Oliveira Costa", "email": "zeze.perrella@senador.leg.br", "enviado": 0},</text:p>
          </table:table-cell>
        </table:table-row>
        <table:table-row table:style-name="ro1">
          <table:table-cell office:value-type="string" calcext:value-type="string">
            <text:p>{"nome": "José Renan Vasconcelos Calheiros", "email": "renan.calheiros@senador.leg.br", "enviado": 0},</text:p>
          </table:table-cell>
        </table:table-row>
        <table:table-row table:style-name="ro1">
          <table:table-cell office:value-type="string" calcext:value-type="string">
            <text:p>{"nome": "José Serra", "email": "jose.serra@senador.leg.br", "enviado": 0},</text:p>
          </table:table-cell>
        </table:table-row>
        <table:table-row table:style-name="ro1">
          <table:table-cell office:value-type="string" calcext:value-type="string">
            <text:p>{"nome": "José Targino Maranhão", "email": "jose.maranhao@senador.leg.br", "enviado": 0},</text:p>
          </table:table-cell>
        </table:table-row>
        <table:table-row table:style-name="ro1">
          <table:table-cell office:value-type="string" calcext:value-type="string">
            <text:p>{"nome": "Lasier Costa Martins", "email": "lasier.martins@senador.leg.br", "enviado": 0},</text:p>
          </table:table-cell>
        </table:table-row>
        <table:table-row table:style-name="ro1">
          <table:table-cell office:value-type="string" calcext:value-type="string">
            <text:p>{"nome": "Lídice da Mata e Souza", "email": "lidice.mata@senadora.leg.br", "enviado": 0},</text:p>
          </table:table-cell>
        </table:table-row>
        <table:table-row table:style-name="ro1">
          <table:table-cell office:value-type="string" calcext:value-type="string">
            <text:p>{"nome": "Lúcia Vânia Abrão", "email": "lucia.vania@senadora.leg.br", "enviado": 0},</text:p>
          </table:table-cell>
        </table:table-row>
        <table:table-row table:style-name="ro1">
          <table:table-cell office:value-type="string" calcext:value-type="string">
            <text:p>{"nome": "Luiz Lindbergh Farias Filho", "email": "lindbergh.farias@senador.leg.br", "enviado": 0},</text:p>
          </table:table-cell>
        </table:table-row>
        <table:table-row table:style-name="ro1">
          <table:table-cell office:value-type="string" calcext:value-type="string">
            <text:p>{"nome": "Magno Pereira Malta", "email": "magno.malta@senador.leg.br", "enviado": 0},</text:p>
          </table:table-cell>
        </table:table-row>
        <table:table-row table:style-name="ro1">
          <table:table-cell office:value-type="string" calcext:value-type="string">
            <text:p>{"nome": "Marcelo Bezerra Crivella", "email": "marcelo.crivella@senador.leg.br", "enviado": 0},</text:p>
          </table:table-cell>
        </table:table-row>
        <table:table-row table:style-name="ro1">
          <table:table-cell office:value-type="string" calcext:value-type="string">
            <text:p>{"nome": "Maria de Fátima Bezerra", "email": "fatima.bezerra@senadora.leg.br", "enviado": 0},</text:p>
          </table:table-cell>
        </table:table-row>
        <table:table-row table:style-name="ro1">
          <table:table-cell office:value-type="string" calcext:value-type="string">
            <text:p>{"nome": "Maria do Carmo do Nascimento Alves", "email": "maria.carmo.alves@senadora.leg.br", "enviado": 0},</text:p>
          </table:table-cell>
        </table:table-row>
        <table:table-row table:style-name="ro1">
          <table:table-cell office:value-type="string" calcext:value-type="string">
            <text:p>{"nome": "Maria Regina Sousa", "email": "reginasousa@senadora.leg.br", "enviado": 0},</text:p>
          </table:table-cell>
        </table:table-row>
        <table:table-row table:style-name="ro1">
          <table:table-cell office:value-type="string" calcext:value-type="string">
            <text:p>{"nome": "Marta Teresa Suplicy", "email": "marta.suplicy@senadora.leg.br", "enviado": 0},</text:p>
          </table:table-cell>
        </table:table-row>
        <table:table-row table:style-name="ro1">
          <table:table-cell office:value-type="string" calcext:value-type="string">
            <text:p>{"nome": "Omar José Abdel Aziz", "email": "omar.aziz@senador.leg.br", "enviado": 0},</text:p>
          </table:table-cell>
        </table:table-row>
        <table:table-row table:style-name="ro1">
          <table:table-cell office:value-type="string" calcext:value-type="string">
            <text:p>{"nome": "Otto Roberto Mendonça de Alencar", "email": "otto.alencar@senador.leg.br", "enviado": 0},</text:p>
          </table:table-cell>
        </table:table-row>
        <table:table-row table:style-name="ro1">
          <table:table-cell office:value-type="string" calcext:value-type="string">
            <text:p>{"nome": "Paulo Renato Paim", "email": "paulopaim@senador.leg.br", "enviado": 0},</text:p>
          </table:table-cell>
        </table:table-row>
        <table:table-row table:style-name="ro1">
          <table:table-cell office:value-type="string" calcext:value-type="string">
            <text:p>{"nome": "Paulo Roberto Bauer", "email": "paulo.bauer@senador.leg.br", "enviado": 0},</text:p>
          </table:table-cell>
        </table:table-row>
        <table:table-row table:style-name="ro1">
          <table:table-cell office:value-type="string" calcext:value-type="string">
            <text:p>{"nome": "Paulo Roberto Galvão da Rocha", "email": "paulo.rocha@senador.leg.br", "enviado": 0},</text:p>
          </table:table-cell>
        </table:table-row>
        <table:table-row table:style-name="ro1">
          <table:table-cell office:value-type="string" calcext:value-type="string">
            <text:p>{"nome": "Raimundo Lira", "email": "raimundo.lira@senador.leg.br", "enviado": 0},</text:p>
          </table:table-cell>
        </table:table-row>
        <table:table-row table:style-name="ro1">
          <table:table-cell office:value-type="string" calcext:value-type="string">
            <text:p>{"nome": "Randolph Frederich Rodrigues Alves", "email": "randolfe.rodrigues@senador.leg.br", "enviado": 0},</text:p>
          </table:table-cell>
        </table:table-row>
        <table:table-row table:style-name="ro1">
          <table:table-cell office:value-type="string" calcext:value-type="string">
            <text:p>{"nome": "Ricardo de Rezende Ferraço", "email": "ricardo.ferraco@senador.leg.br", "enviado": 0},</text:p>
          </table:table-cell>
        </table:table-row>
        <table:table-row table:style-name="ro1">
          <table:table-cell office:value-type="string" calcext:value-type="string">
            <text:p>{"nome": "Roberto Coelho Rocha", "email": "robertorocha@senador.leg.br", "enviado": 0},</text:p>
          </table:table-cell>
        </table:table-row>
        <table:table-row table:style-name="ro1">
          <table:table-cell office:value-type="string" calcext:value-type="string">
            <text:p>{"nome": "Roberto Requião de Mello e Silva", "email": "roberto.requiao@senador.leg.br", "enviado": 0},</text:p>
          </table:table-cell>
        </table:table-row>
        <table:table-row table:style-name="ro1">
          <table:table-cell office:value-type="string" calcext:value-type="string">
            <text:p>{"nome": "Romario de Souza Faria", "email": "romario@senador.leg.br", "enviado": 0},</text:p>
          </table:table-cell>
        </table:table-row>
        <table:table-row table:style-name="ro1">
          <table:table-cell office:value-type="string" calcext:value-type="string">
            <text:p>{"nome": "Romero Jucá Filho", "email": "romero.juca@senador.leg.br", "enviado": 0},</text:p>
          </table:table-cell>
        </table:table-row>
        <table:table-row table:style-name="ro1">
          <table:table-cell office:value-type="string" calcext:value-type="string">
            <text:p>{"nome": "Ronaldo Ramos Caiado", "email": "ronaldo.caiado@senador.leg.br", "enviado": 0},</text:p>
          </table:table-cell>
        </table:table-row>
        <table:table-row table:style-name="ro1">
          <table:table-cell office:value-type="string" calcext:value-type="string">
            <text:p>{"nome": "Rosilda de Freitas", "email": "rose.freitas@senadora.leg.br", "enviado": 0},</text:p>
          </table:table-cell>
        </table:table-row>
        <table:table-row table:style-name="ro1">
          <table:table-cell office:value-type="string" calcext:value-type="string">
            <text:p>{"nome": "Sandra Backsmann Braga", "email": "sandrabraga@senadora.leg.br", "enviado": 0},</text:p>
          </table:table-cell>
        </table:table-row>
        <table:table-row table:style-name="ro1">
          <table:table-cell office:value-type="string" calcext:value-type="string">
            <text:p>{"nome": "Sérgio de Oliveira Cunha", "email": "sergio.petecao@senador.leg.br", "enviado": 0},</text:p>
          </table:table-cell>
        </table:table-row>
        <table:table-row table:style-name="ro1">
          <table:table-cell office:value-type="string" calcext:value-type="string">
            <text:p>{"nome": "Simone Nassar Tebet", "email": "simone.tebet@senadora.leg.br", "enviado": 0},</text:p>
          </table:table-cell>
        </table:table-row>
        <table:table-row table:style-name="ro1">
          <table:table-cell office:value-type="string" calcext:value-type="string">
            <text:p>{"nome": "Tasso Ribeiro Jereissati", "email": "tasso.jereissati@senador.leg.br", "enviado": 0},</text:p>
          </table:table-cell>
        </table:table-row>
        <table:table-row table:style-name="ro1">
          <table:table-cell office:value-type="string" calcext:value-type="string">
            <text:p>{"nome": "Telmário Mota de Oliveira", "email": "telmariomota@senador.leg.br", "enviado": 0},</text:p>
          </table:table-cell>
        </table:table-row>
        <table:table-row table:style-name="ro1">
          <table:table-cell office:value-type="string" calcext:value-type="string">
            <text:p>{"nome": "Valdir Raupp de Matos", "email": "valdir.raupp@senador.leg.br", "enviado": 0},</text:p>
          </table:table-cell>
        </table:table-row>
        <table:table-row table:style-name="ro1">
          <table:table-cell office:value-type="string" calcext:value-type="string">
            <text:p>{"nome": "Vanessa Grazziotin", "email": "vanessa.grazziotin@senadora.leg.br", "enviado": 0},</text:p>
          </table:table-cell>
        </table:table-row>
        <table:table-row table:style-name="ro1">
          <table:table-cell office:value-type="string" calcext:value-type="string">
            <text:p>{"nome": "Vicente Alves de Oliveira", "email": "vicentinho.alves@senador.leg.br", "enviado": 0},</text:p>
          </table:table-cell>
        </table:table-row>
        <table:table-row table:style-name="ro1">
          <table:table-cell office:value-type="string" calcext:value-type="string">
            <text:p>{"nome": "Waldemir Moka Miranda de Britto", "email": "waldemir.moka@senador.leg.br", "enviado": 0},</text:p>
          </table:table-cell>
        </table:table-row>
        <table:table-row table:style-name="ro1">
          <table:table-cell office:value-type="string" calcext:value-type="string">
            <text:p>{"nome": "Walter de Freitas Pinheiro", "email": "pinheiro@senador.leg.br", "enviado": 0},</text:p>
          </table:table-cell>
        </table:table-row>
        <table:table-row table:style-name="ro1">
          <table:table-cell office:value-type="string" calcext:value-type="string">
            <text:p>{"nome": "Wellington Antonio Fagundes", "email": "wellington.fagundes@senador.leg.br", "enviado": 0},</text:p>
          </table:table-cell>
        </table:table-row>
        <table:table-row table:style-name="ro1">
          <table:table-cell office:value-type="string" calcext:value-type="string">
            <text:p>{"nome": "Wilder Pedro de Morais", "email": "wilder.morais@senador.leg.br", "enviado": 0},</text:p>
          </table:table-cell>
        </table:table-row>
      </table:table>
      <table:named-expressions/>
      <table:database-ranges>
        <table:database-range table:name="__Anonymous_Sheet_DB__1" table:target-range-address="Sheet2.A1:Sheet2.A1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4:26:47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0:22:43.100000000</meta:creation-date>
    <dc:date>2015-07-04T16:33:15.018000000</dc:date>
    <meta:editing-duration>PT3H59M50S</meta:editing-duration>
    <meta:editing-cycles>3</meta:editing-cycles>
    <meta:generator>LibreOffice/4.3.3.2$Windows_x86 LibreOffice_project/9bb7eadab57b6755b1265afa86e04bf45fbfc644</meta:generator>
    <meta:document-statistic meta:table-count="2" meta:cell-count="649" meta:object-count="0"/>
  </office:meta>
</office:document-meta>
</file>